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osevka" svg:font-family="Iosevk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7535in" fo:margin-left="0in" table:align="left"/>
    </style:style>
    <style:style style:name="Tabela1.A" style:family="table-column">
      <style:table-column-properties style:column-width="0.9556in"/>
    </style:style>
    <style:style style:name="Tabela1.B" style:family="table-column">
      <style:table-column-properties style:column-width="0.9563in"/>
    </style:style>
    <style:style style:name="Tabela1.G" style:family="table-column">
      <style:table-column-properties style:column-width="1.0167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G4" style:family="table-cell">
      <style:table-cell-properties fo:background-color="#bbe3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.D6" style:family="table-cell">
      <style:table-cell-properties fo:background-color="#bbe33d" fo:padding="0.0382in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ela1.C9" style:family="table-cell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ela1.D9" style:family="table-cell">
      <style:table-cell-properties fo:background-color="#ff8000" fo:padding="0.0382in" fo:border-left="0.05pt solid #000000" fo:border-right="none" fo:border-top="none" fo:border-bottom="0.05pt solid #000000">
        <style:background-image/>
      </style:table-cell-properties>
    </style:style>
    <style:style style:name="Tabela1.G9" style:family="table-cell">
      <style:table-cell-properties fo:background-color="#ff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0.7438in" style:rel-column-width="7281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2.F1" style:family="table-cell">
      <style:table-cell-properties fo:background-color="#ff8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2.I1" style:family="table-cell">
      <style:table-cell-properties fo:background-color="#bbe33d" fo:padding="0.0382in" fo:border="0.05pt solid #000000">
        <style:background-image/>
      </style:table-cell-properties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none" fo:border-top="none" fo:border-bottom="0.05pt solid #000000"/>
    </style:style>
    <style:style style:name="Tabela2.C2" style:family="table-cell">
      <style:table-cell-properties fo:padding="0.0382in" fo:border-left="0.05pt solid #000000" fo:border-right="none" fo:border-top="none" fo:border-bottom="0.05pt solid #000000"/>
    </style:style>
    <style:style style:name="Tabela2.D2" style:family="table-cell">
      <style:table-cell-properties fo:padding="0.0382in" fo:border-left="0.05pt solid #000000" fo:border-right="none" fo:border-top="none" fo:border-bottom="0.05pt solid #000000"/>
    </style:style>
    <style:style style:name="Tabela2.E2" style:family="table-cell">
      <style:table-cell-properties fo:padding="0.0382in" fo:border-left="0.05pt solid #000000" fo:border-right="none" fo:border-top="none" fo:border-bottom="0.05pt solid #000000"/>
    </style:style>
    <style:style style:name="Tabela2.F2" style:family="table-cell">
      <style:table-cell-properties fo:padding="0.0382in" fo:border-left="0.05pt solid #000000" fo:border-right="none" fo:border-top="none" fo:border-bottom="0.05pt solid #000000"/>
    </style:style>
    <style:style style:name="Tabela2.G2" style:family="table-cell">
      <style:table-cell-properties fo:padding="0.0382in" fo:border-left="0.05pt solid #000000" fo:border-right="none" fo:border-top="none" fo:border-bottom="0.05pt solid #000000"/>
    </style:style>
    <style:style style:name="Tabela2.H2" style:family="table-cell">
      <style:table-cell-properties fo:padding="0.0382in" fo:border-left="0.05pt solid #000000" fo:border-right="none" fo:border-top="none" fo:border-bottom="0.05pt solid #000000"/>
    </style:style>
    <style:style style:name="Tabela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A3" style:family="table-cell">
      <style:table-cell-properties fo:padding="0.0382in" fo:border-left="0.05pt solid #000000" fo:border-right="none" fo:border-top="none" fo:border-bottom="0.05pt solid #000000"/>
    </style:style>
    <style:style style:name="Tabela2.B3" style:family="table-cell">
      <style:table-cell-properties fo:padding="0.0382in" fo:border-left="0.05pt solid #000000" fo:border-right="none" fo:border-top="none" fo:border-bottom="0.05pt solid #000000"/>
    </style:style>
    <style:style style:name="Tabela2.C3" style:family="table-cell">
      <style:table-cell-properties fo:padding="0.0382in" fo:border-left="0.05pt solid #000000" fo:border-right="none" fo:border-top="none" fo:border-bottom="0.05pt solid #000000"/>
    </style:style>
    <style:style style:name="Tabela2.D3" style:family="table-cell">
      <style:table-cell-properties fo:padding="0.0382in" fo:border-left="0.05pt solid #000000" fo:border-right="none" fo:border-top="none" fo:border-bottom="0.05pt solid #000000"/>
    </style:style>
    <style:style style:name="Tabela2.E3" style:family="table-cell">
      <style:table-cell-properties fo:padding="0.0382in" fo:border-left="0.05pt solid #000000" fo:border-right="none" fo:border-top="none" fo:border-bottom="0.05pt solid #000000"/>
    </style:style>
    <style:style style:name="Tabela2.F3" style:family="table-cell">
      <style:table-cell-properties fo:padding="0.0382in" fo:border-left="0.05pt solid #000000" fo:border-right="none" fo:border-top="none" fo:border-bottom="0.05pt solid #000000"/>
    </style:style>
    <style:style style:name="Tabela2.G3" style:family="table-cell">
      <style:table-cell-properties fo:padding="0.0382in" fo:border-left="0.05pt solid #000000" fo:border-right="none" fo:border-top="none" fo:border-bottom="0.05pt solid #000000"/>
    </style:style>
    <style:style style:name="Tabela2.H3" style:family="table-cell">
      <style:table-cell-properties fo:padding="0.0382in" fo:border-left="0.05pt solid #000000" fo:border-right="none" fo:border-top="none" fo:border-bottom="0.05pt solid #000000"/>
    </style:style>
    <style:style style:name="Tabela2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A4" style:family="table-cell">
      <style:table-cell-properties fo:padding="0.0382in" fo:border-left="0.05pt solid #000000" fo:border-right="none" fo:border-top="none" fo:border-bottom="0.05pt solid #000000"/>
    </style:style>
    <style:style style:name="Tabela2.B4" style:family="table-cell">
      <style:table-cell-properties fo:padding="0.0382in" fo:border-left="0.05pt solid #000000" fo:border-right="none" fo:border-top="none" fo:border-bottom="0.05pt solid #000000"/>
    </style:style>
    <style:style style:name="Tabela2.C4" style:family="table-cell">
      <style:table-cell-properties fo:padding="0.0382in" fo:border-left="0.05pt solid #000000" fo:border-right="none" fo:border-top="none" fo:border-bottom="0.05pt solid #000000"/>
    </style:style>
    <style:style style:name="Tabela2.D4" style:family="table-cell">
      <style:table-cell-properties fo:padding="0.0382in" fo:border-left="0.05pt solid #000000" fo:border-right="none" fo:border-top="none" fo:border-bottom="0.05pt solid #000000"/>
    </style:style>
    <style:style style:name="Tabela2.E4" style:family="table-cell">
      <style:table-cell-properties fo:padding="0.0382in" fo:border-left="0.05pt solid #000000" fo:border-right="none" fo:border-top="none" fo:border-bottom="0.05pt solid #000000"/>
    </style:style>
    <style:style style:name="Tabela2.F4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ela2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A5" style:family="table-cell">
      <style:table-cell-properties fo:padding="0.0382in" fo:border-left="0.05pt solid #000000" fo:border-right="none" fo:border-top="none" fo:border-bottom="0.05pt solid #000000"/>
    </style:style>
    <style:style style:name="Tabela2.B5" style:family="table-cell">
      <style:table-cell-properties fo:padding="0.0382in" fo:border-left="0.05pt solid #000000" fo:border-right="none" fo:border-top="none" fo:border-bottom="0.05pt solid #000000"/>
    </style:style>
    <style:style style:name="Tabela2.C5" style:family="table-cell">
      <style:table-cell-properties fo:padding="0.0382in" fo:border-left="0.05pt solid #000000" fo:border-right="none" fo:border-top="none" fo:border-bottom="0.05pt solid #000000"/>
    </style:style>
    <style:style style:name="Tabela2.D5" style:family="table-cell">
      <style:table-cell-properties fo:padding="0.0382in" fo:border-left="0.05pt solid #000000" fo:border-right="none" fo:border-top="none" fo:border-bottom="0.05pt solid #000000"/>
    </style:style>
    <style:style style:name="Tabela2.E5" style:family="table-cell">
      <style:table-cell-properties fo:padding="0.0382in" fo:border-left="0.05pt solid #000000" fo:border-right="none" fo:border-top="none" fo:border-bottom="0.05pt solid #000000"/>
    </style:style>
    <style:style style:name="Tabela2.I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2e563" officeooo:paragraph-rsid="0002e563"/>
    </style:style>
    <style:style style:name="P2" style:family="paragraph" style:parent-style-name="Text_20_body">
      <style:text-properties officeooo:rsid="00056269" officeooo:paragraph-rsid="00056269"/>
    </style:style>
    <style:style style:name="P3" style:family="paragraph" style:parent-style-name="Text_20_body">
      <style:text-properties officeooo:rsid="00056269" officeooo:paragraph-rsid="000bee7d"/>
    </style:style>
    <style:style style:name="P4" style:family="paragraph" style:parent-style-name="Text_20_body">
      <style:text-properties officeooo:rsid="0008268c" officeooo:paragraph-rsid="0008268c"/>
    </style:style>
    <style:style style:name="P5" style:family="paragraph" style:parent-style-name="Text_20_body">
      <style:text-properties officeooo:rsid="0008268c" officeooo:paragraph-rsid="000862a8"/>
    </style:style>
    <style:style style:name="P6" style:family="paragraph" style:parent-style-name="Text_20_body">
      <style:text-properties officeooo:rsid="000862a8" officeooo:paragraph-rsid="000862a8"/>
    </style:style>
    <style:style style:name="P7" style:family="paragraph" style:parent-style-name="Text_20_body">
      <style:text-properties officeooo:paragraph-rsid="000a547c"/>
    </style:style>
    <style:style style:name="P8" style:family="paragraph" style:parent-style-name="Text_20_body">
      <style:text-properties officeooo:rsid="000bee7d" officeooo:paragraph-rsid="000bee7d"/>
    </style:style>
    <style:style style:name="P9" style:family="paragraph" style:parent-style-name="Text_20_body">
      <style:text-properties officeooo:rsid="000d503c" officeooo:paragraph-rsid="000d503c"/>
    </style:style>
    <style:style style:name="P10" style:family="paragraph" style:parent-style-name="Text_20_body">
      <style:text-properties officeooo:rsid="000d80fc" officeooo:paragraph-rsid="000d503c"/>
    </style:style>
    <style:style style:name="P11" style:family="paragraph" style:parent-style-name="Text_20_body">
      <style:text-properties officeooo:rsid="000d80fc" officeooo:paragraph-rsid="000d80fc"/>
    </style:style>
    <style:style style:name="P12" style:family="paragraph" style:parent-style-name="Text_20_body">
      <style:text-properties officeooo:rsid="000e9184" officeooo:paragraph-rsid="000e9184"/>
    </style:style>
    <style:style style:name="P13" style:family="paragraph" style:parent-style-name="Text_20_body">
      <style:text-properties fo:font-style="normal" officeooo:rsid="000e9184" officeooo:paragraph-rsid="000e9184" style:font-style-asian="normal" style:font-style-complex="normal"/>
    </style:style>
    <style:style style:name="P14" style:family="paragraph" style:parent-style-name="Text_20_body">
      <style:text-properties fo:font-style="normal" officeooo:rsid="0015718f" officeooo:paragraph-rsid="0015718f" style:font-style-asian="normal" style:font-style-complex="normal"/>
    </style:style>
    <style:style style:name="P15" style:family="paragraph" style:parent-style-name="Text_20_body">
      <style:text-properties fo:font-style="normal" officeooo:rsid="001d218e" officeooo:paragraph-rsid="001d218e" style:font-style-asian="normal" style:font-style-complex="normal"/>
    </style:style>
    <style:style style:name="P16" style:family="paragraph" style:parent-style-name="Text_20_body">
      <style:text-properties fo:font-style="normal" officeooo:rsid="001f4934" officeooo:paragraph-rsid="001f4934" style:font-style-asian="normal" style:font-style-complex="normal"/>
    </style:style>
    <style:style style:name="P17" style:family="paragraph" style:parent-style-name="Text_20_body">
      <style:text-properties officeooo:rsid="00119738" officeooo:paragraph-rsid="00119738"/>
    </style:style>
    <style:style style:name="P18" style:family="paragraph" style:parent-style-name="Text_20_body">
      <style:text-properties officeooo:rsid="00172bc4" officeooo:paragraph-rsid="00172bc4"/>
    </style:style>
    <style:style style:name="P19" style:family="paragraph" style:parent-style-name="Text_20_body">
      <style:text-properties officeooo:paragraph-rsid="00172bc4"/>
    </style:style>
    <style:style style:name="P20" style:family="paragraph" style:parent-style-name="Text_20_body">
      <style:text-properties officeooo:paragraph-rsid="001b5a46"/>
    </style:style>
    <style:style style:name="P21" style:family="paragraph" style:parent-style-name="Text_20_body">
      <style:text-properties officeooo:rsid="001befa1" officeooo:paragraph-rsid="001cb130"/>
    </style:style>
    <style:style style:name="P22" style:family="paragraph" style:parent-style-name="Text_20_body">
      <style:text-properties officeooo:paragraph-rsid="001cb130"/>
    </style:style>
    <style:style style:name="P23" style:family="paragraph" style:parent-style-name="Text_20_body">
      <style:text-properties officeooo:rsid="001e7b94" officeooo:paragraph-rsid="001e7b94"/>
    </style:style>
    <style:style style:name="P24" style:family="paragraph" style:parent-style-name="Text_20_body">
      <style:text-properties officeooo:paragraph-rsid="001f4934"/>
    </style:style>
    <style:style style:name="P25" style:family="paragraph" style:parent-style-name="Text_20_body">
      <style:text-properties officeooo:rsid="0020e049" officeooo:paragraph-rsid="0020e049"/>
    </style:style>
    <style:style style:name="P26" style:family="paragraph" style:parent-style-name="Text_20_body">
      <style:text-properties officeooo:rsid="00221ca2" officeooo:paragraph-rsid="00221ca2"/>
    </style:style>
    <style:style style:name="P27" style:family="paragraph" style:parent-style-name="Text_20_body">
      <style:text-properties officeooo:rsid="00242af7" officeooo:paragraph-rsid="00242af7"/>
    </style:style>
    <style:style style:name="P28" style:family="paragraph" style:parent-style-name="Text_20_body">
      <style:text-properties officeooo:paragraph-rsid="00242af7"/>
    </style:style>
    <style:style style:name="P29" style:family="paragraph" style:parent-style-name="Title">
      <style:text-properties officeooo:rsid="0002e563" officeooo:paragraph-rsid="0002e563"/>
    </style:style>
    <style:style style:name="P30" style:family="paragraph" style:parent-style-name="Subtitle">
      <style:text-properties officeooo:rsid="0002e563" officeooo:paragraph-rsid="0002e563"/>
    </style:style>
    <style:style style:name="P31" style:family="paragraph" style:parent-style-name="Table_20_Contents">
      <style:text-properties officeooo:rsid="001b5a46" officeooo:paragraph-rsid="001b5a46"/>
    </style:style>
    <style:style style:name="P32" style:family="paragraph" style:parent-style-name="Table_20_Contents">
      <style:paragraph-properties fo:text-align="center" style:justify-single-word="false"/>
      <style:text-properties officeooo:rsid="001b5a46" officeooo:paragraph-rsid="001b5a46"/>
    </style:style>
    <style:style style:name="P33" style:family="paragraph" style:parent-style-name="Table_20_Contents">
      <style:text-properties fo:font-style="italic" officeooo:rsid="001b5a46" officeooo:paragraph-rsid="001b5a46" style:font-style-asian="italic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tyle="italic" officeooo:rsid="001b5a46" officeooo:paragraph-rsid="001b5a46" style:font-style-asian="italic" style:font-style-complex="italic"/>
    </style:style>
    <style:style style:name="P35" style:family="paragraph" style:parent-style-name="Table_20_Contents">
      <style:text-properties fo:font-style="normal" officeooo:rsid="001b5a46" officeooo:paragraph-rsid="001b5a46" style:font-style-asian="normal" style:font-style-complex="normal"/>
    </style:style>
    <style:style style:name="P36" style:family="paragraph" style:parent-style-name="Table_20_Contents">
      <style:text-properties officeooo:rsid="001ba117" officeooo:paragraph-rsid="001ba117"/>
    </style:style>
    <style:style style:name="P37" style:family="paragraph" style:parent-style-name="Table_20_Contents">
      <style:text-properties officeooo:rsid="001befa1" officeooo:paragraph-rsid="001befa1"/>
    </style:style>
    <style:style style:name="P38" style:family="paragraph" style:parent-style-name="Heading_20_1">
      <style:text-properties officeooo:rsid="0008268c" officeooo:paragraph-rsid="0008268c"/>
    </style:style>
    <style:style style:name="P39" style:family="paragraph" style:parent-style-name="Heading_20_1">
      <style:text-properties officeooo:rsid="0002e563" officeooo:paragraph-rsid="0002e563"/>
    </style:style>
    <style:style style:name="P40" style:family="paragraph" style:parent-style-name="Heading_20_1">
      <style:text-properties officeooo:rsid="00119738" officeooo:paragraph-rsid="00119738"/>
    </style:style>
    <style:style style:name="P41" style:family="paragraph" style:parent-style-name="Heading_20_1">
      <style:text-properties officeooo:rsid="00172bc4" officeooo:paragraph-rsid="00172bc4"/>
    </style:style>
    <style:style style:name="P42" style:family="paragraph" style:parent-style-name="Heading_20_1">
      <style:text-properties officeooo:rsid="001f4934" officeooo:paragraph-rsid="001f4934"/>
    </style:style>
    <style:style style:name="P43" style:family="paragraph" style:parent-style-name="Heading_20_2">
      <style:text-properties officeooo:rsid="000a547c" officeooo:paragraph-rsid="000a547c"/>
    </style:style>
    <style:style style:name="P44" style:family="paragraph" style:parent-style-name="Heading_20_2">
      <style:text-properties officeooo:rsid="00056269" officeooo:paragraph-rsid="00056269"/>
    </style:style>
    <style:style style:name="P45" style:family="paragraph" style:parent-style-name="Heading_20_2">
      <style:text-properties officeooo:rsid="000d80fc" officeooo:paragraph-rsid="000d80fc"/>
    </style:style>
    <style:style style:name="P46" style:family="paragraph" style:parent-style-name="Heading_20_2">
      <style:text-properties officeooo:rsid="00172bc4" officeooo:paragraph-rsid="00172bc4"/>
    </style:style>
    <style:style style:name="P47" style:family="paragraph" style:parent-style-name="Heading_20_2">
      <style:text-properties officeooo:rsid="001f4934" officeooo:paragraph-rsid="001f4934"/>
    </style:style>
    <style:style style:name="P48" style:family="paragraph" style:parent-style-name="Heading_20_2">
      <style:text-properties officeooo:rsid="00242af7" officeooo:paragraph-rsid="00242af7"/>
    </style:style>
    <style:style style:name="P49" style:family="paragraph" style:parent-style-name="Heading_20_2">
      <style:text-properties officeooo:rsid="00299833" officeooo:paragraph-rsid="00299833"/>
    </style:style>
    <style:style style:name="P50" style:family="paragraph" style:parent-style-name="Heading_20_3">
      <style:text-properties officeooo:rsid="00056269" officeooo:paragraph-rsid="00056269"/>
    </style:style>
    <style:style style:name="P51" style:family="paragraph" style:parent-style-name="Heading_20_3">
      <style:text-properties officeooo:rsid="0006244b" officeooo:paragraph-rsid="0006244b"/>
    </style:style>
    <style:style style:name="P52" style:family="paragraph" style:parent-style-name="Heading_20_3">
      <style:text-properties style:font-name="Liberation Sans" fo:font-size="14.1000003814697pt" fo:font-weight="bold" officeooo:rsid="001571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3" style:family="paragraph" style:parent-style-name="Heading_20_3">
      <style:text-properties officeooo:rsid="0015718f" officeooo:paragraph-rsid="0015718f"/>
    </style:style>
    <style:style style:name="P54" style:family="paragraph" style:parent-style-name="Heading_20_3">
      <style:text-properties officeooo:rsid="00172bc4" officeooo:paragraph-rsid="00172bc4"/>
    </style:style>
    <style:style style:name="P55" style:family="paragraph" style:parent-style-name="Heading_20_3">
      <style:text-properties officeooo:rsid="001e7b94" officeooo:paragraph-rsid="001e7b94"/>
    </style:style>
    <style:style style:name="P56" style:family="paragraph" style:parent-style-name="Heading_20_3">
      <style:text-properties officeooo:rsid="001b5a46" officeooo:paragraph-rsid="001b5a46"/>
    </style:style>
    <style:style style:name="P57" style:family="paragraph" style:parent-style-name="Heading_20_3">
      <style:text-properties officeooo:rsid="001befa1" officeooo:paragraph-rsid="001befa1"/>
    </style:style>
    <style:style style:name="P58" style:family="paragraph" style:parent-style-name="Heading_20_3">
      <style:text-properties officeooo:rsid="001f4934" officeooo:paragraph-rsid="001f4934"/>
    </style:style>
    <style:style style:name="P59" style:family="paragraph" style:parent-style-name="Heading_20_3">
      <style:text-properties officeooo:rsid="00221ca2" officeooo:paragraph-rsid="00221ca2"/>
    </style:style>
    <style:style style:name="P60" style:family="paragraph" style:parent-style-name="Heading_20_3">
      <style:text-properties officeooo:rsid="00242af7" officeooo:paragraph-rsid="00242af7"/>
    </style:style>
    <style:style style:name="P61" style:family="paragraph" style:parent-style-name="Heading_20_3">
      <style:text-properties officeooo:rsid="00273ccb" officeooo:paragraph-rsid="00273ccb"/>
    </style:style>
    <style:style style:name="P62" style:family="paragraph" style:parent-style-name="Heading_20_3">
      <style:text-properties officeooo:rsid="0027ae9d" officeooo:paragraph-rsid="0027ae9d"/>
    </style:style>
    <style:style style:name="P63" style:family="paragraph" style:parent-style-name="Heading_20_3">
      <style:text-properties officeooo:rsid="00299833" officeooo:paragraph-rsid="00299833"/>
    </style:style>
    <style:style style:name="P64" style:family="paragraph" style:parent-style-name="Heading_20_3">
      <style:text-properties officeooo:rsid="002a824e" officeooo:paragraph-rsid="002a824e"/>
    </style:style>
    <style:style style:name="P65" style:family="paragraph" style:parent-style-name="Heading_20_3">
      <style:text-properties officeooo:rsid="002ff881" officeooo:paragraph-rsid="002ff881"/>
    </style:style>
    <style:style style:name="P66" style:family="paragraph" style:parent-style-name="Heading_20_3">
      <style:text-properties officeooo:rsid="003037c1" officeooo:paragraph-rsid="003037c1"/>
    </style:style>
    <style:style style:name="P67" style:family="paragraph" style:parent-style-name="Table_20_Contents">
      <style:text-properties fo:font-style="italic" officeooo:rsid="001b5a46" officeooo:paragraph-rsid="001b5a46" style:font-style-asian="italic" style:font-style-complex="italic"/>
    </style:style>
    <style:style style:name="P68" style:family="paragraph" style:parent-style-name="Table_20_Contents">
      <style:text-properties officeooo:rsid="003037c1" officeooo:paragraph-rsid="003037c1"/>
    </style:style>
    <style:style style:name="P69" style:family="paragraph" style:parent-style-name="Text_20_body" style:list-style-name="L1">
      <style:text-properties officeooo:rsid="00032c05" officeooo:paragraph-rsid="00032c05"/>
    </style:style>
    <style:style style:name="P70" style:family="paragraph" style:parent-style-name="Text_20_body" style:list-style-name="L1">
      <style:text-properties officeooo:rsid="0003a967" officeooo:paragraph-rsid="0003a967"/>
    </style:style>
    <style:style style:name="P71" style:family="paragraph" style:parent-style-name="Text_20_body" style:list-style-name="L1">
      <style:text-properties fo:font-style="normal" officeooo:rsid="0003a967" officeooo:paragraph-rsid="0003a967" style:font-style-asian="normal" style:font-style-complex="normal"/>
    </style:style>
    <style:style style:name="P72" style:family="paragraph" style:parent-style-name="Text_20_body" style:list-style-name="L2">
      <style:text-properties fo:font-style="normal" officeooo:rsid="00123a79" officeooo:paragraph-rsid="00123a79" style:font-style-asian="normal" style:font-style-complex="normal"/>
    </style:style>
    <style:style style:name="P73" style:family="paragraph" style:parent-style-name="Text_20_body" style:list-style-name="L2">
      <style:text-properties fo:font-style="normal" officeooo:rsid="0013e8f6" officeooo:paragraph-rsid="0013e8f6" style:font-style-asian="normal" style:font-style-complex="normal"/>
    </style:style>
    <style:style style:name="P74" style:family="paragraph" style:parent-style-name="Text_20_body">
      <style:text-properties fo:font-style="normal" officeooo:rsid="0013e8f6" officeooo:paragraph-rsid="0013e8f6" style:font-style-asian="normal" style:font-style-complex="normal"/>
    </style:style>
    <style:style style:name="P75" style:family="paragraph" style:parent-style-name="Text_20_body" style:list-style-name="L3">
      <style:text-properties fo:font-style="normal" officeooo:rsid="0015718f" officeooo:paragraph-rsid="0015718f" style:font-style-asian="normal" style:font-style-complex="normal"/>
    </style:style>
    <style:style style:name="P76" style:family="paragraph" style:parent-style-name="Text_20_body" style:list-style-name="L7">
      <style:text-properties fo:font-style="normal" officeooo:rsid="001cb130" officeooo:paragraph-rsid="001cb130" style:font-style-asian="normal" style:font-style-complex="normal"/>
    </style:style>
    <style:style style:name="P77" style:family="paragraph" style:parent-style-name="Text_20_body" style:list-style-name="L7">
      <style:text-properties fo:font-style="normal" officeooo:rsid="001d218e" officeooo:paragraph-rsid="001d218e" style:font-style-asian="normal" style:font-style-complex="normal"/>
    </style:style>
    <style:style style:name="P78" style:family="paragraph" style:parent-style-name="Text_20_body" style:list-style-name="L8">
      <style:text-properties fo:font-style="normal" officeooo:rsid="001d218e" officeooo:paragraph-rsid="001d218e" style:font-style-asian="normal" style:font-style-complex="normal"/>
    </style:style>
    <style:style style:name="P79" style:family="paragraph" style:parent-style-name="Text_20_body">
      <style:text-properties fo:font-style="normal" officeooo:rsid="001d218e" officeooo:paragraph-rsid="001d218e" style:font-style-asian="normal" style:font-style-complex="normal"/>
    </style:style>
    <style:style style:name="P80" style:family="paragraph" style:parent-style-name="Text_20_body" style:list-style-name="L9">
      <style:text-properties fo:font-style="normal" officeooo:rsid="001f4934" officeooo:paragraph-rsid="001f4934" style:font-style-asian="normal" style:font-style-complex="normal"/>
    </style:style>
    <style:style style:name="P81" style:family="paragraph" style:parent-style-name="Text_20_body" style:list-style-name="L10">
      <style:text-properties fo:font-style="normal" officeooo:rsid="00221ca2" officeooo:paragraph-rsid="00221ca2" style:font-style-asian="normal" style:font-style-complex="normal"/>
    </style:style>
    <style:style style:name="P82" style:family="paragraph" style:parent-style-name="Text_20_body" style:list-style-name="L3">
      <style:text-properties officeooo:rsid="0015718f" officeooo:paragraph-rsid="0015718f"/>
    </style:style>
    <style:style style:name="P83" style:family="paragraph" style:parent-style-name="Text_20_body" style:list-style-name="L4">
      <style:text-properties officeooo:paragraph-rsid="00123a79"/>
    </style:style>
    <style:style style:name="P84" style:family="paragraph" style:parent-style-name="Text_20_body" style:list-style-name="L4">
      <style:text-properties officeooo:rsid="00123a79" officeooo:paragraph-rsid="00123a79"/>
    </style:style>
    <style:style style:name="P85" style:family="paragraph" style:parent-style-name="Text_20_body" style:list-style-name="L5">
      <style:text-properties officeooo:rsid="00172bc4" officeooo:paragraph-rsid="00172bc4"/>
    </style:style>
    <style:style style:name="P86" style:family="paragraph" style:parent-style-name="Text_20_body" style:list-style-name="L5">
      <style:text-properties fo:font-style="italic" officeooo:rsid="00172bc4" officeooo:paragraph-rsid="00172bc4" style:font-style-asian="italic" style:font-style-complex="italic"/>
    </style:style>
    <style:style style:name="P87" style:family="paragraph" style:parent-style-name="Text_20_body" style:list-style-name="L6">
      <style:text-properties officeooo:rsid="00178950" officeooo:paragraph-rsid="00178950"/>
    </style:style>
    <style:style style:name="P88" style:family="paragraph" style:parent-style-name="Text_20_body" style:list-style-name="L6">
      <style:text-properties officeooo:rsid="0017f381" officeooo:paragraph-rsid="0017f381"/>
    </style:style>
    <style:style style:name="P89" style:family="paragraph" style:parent-style-name="Text_20_body" style:list-style-name="L9">
      <style:text-properties officeooo:rsid="001f4934" officeooo:paragraph-rsid="001f4934"/>
    </style:style>
    <style:style style:name="P90" style:family="paragraph" style:parent-style-name="Text_20_body" style:list-style-name="L10">
      <style:text-properties officeooo:rsid="00221ca2" officeooo:paragraph-rsid="00221ca2"/>
    </style:style>
    <style:style style:name="P91" style:family="paragraph" style:parent-style-name="Text_20_body" style:list-style-name="L11">
      <style:text-properties officeooo:paragraph-rsid="0025b03e"/>
    </style:style>
    <style:style style:name="P92" style:family="paragraph" style:parent-style-name="Text_20_body" style:list-style-name="L11">
      <style:text-properties officeooo:rsid="0025b03e" officeooo:paragraph-rsid="0025b03e"/>
    </style:style>
    <style:style style:name="P93" style:family="paragraph" style:parent-style-name="Text_20_body">
      <style:text-properties officeooo:rsid="00273ccb" officeooo:paragraph-rsid="00273ccb"/>
    </style:style>
    <style:style style:name="P94" style:family="paragraph" style:parent-style-name="Text_20_body">
      <style:text-properties officeooo:paragraph-rsid="00273ccb"/>
    </style:style>
    <style:style style:name="P95" style:family="paragraph" style:parent-style-name="Text_20_body" style:list-style-name="L12">
      <style:text-properties officeooo:paragraph-rsid="00299833"/>
    </style:style>
    <style:style style:name="P96" style:family="paragraph" style:parent-style-name="Text_20_body">
      <style:text-properties officeooo:rsid="00299833" officeooo:paragraph-rsid="00299833"/>
    </style:style>
    <style:style style:name="P97" style:family="paragraph" style:parent-style-name="Text_20_body" style:list-style-name="L13">
      <style:text-properties officeooo:rsid="00299833" officeooo:paragraph-rsid="00299833"/>
    </style:style>
    <style:style style:name="P98" style:family="paragraph" style:parent-style-name="Text_20_body">
      <style:text-properties officeooo:paragraph-rsid="00299833"/>
    </style:style>
    <style:style style:name="P99" style:family="paragraph" style:parent-style-name="Text_20_body" style:list-style-name="L14">
      <style:text-properties officeooo:rsid="002a812a" officeooo:paragraph-rsid="002a812a"/>
    </style:style>
    <style:style style:name="P100" style:family="paragraph" style:parent-style-name="Text_20_body" style:list-style-name="L14">
      <style:text-properties officeooo:rsid="002a824e" officeooo:paragraph-rsid="002a824e"/>
    </style:style>
    <style:style style:name="P101" style:family="paragraph" style:parent-style-name="Text_20_body">
      <style:text-properties officeooo:rsid="002a824e" officeooo:paragraph-rsid="002a824e"/>
    </style:style>
    <style:style style:name="P102" style:family="paragraph" style:parent-style-name="Text_20_body">
      <style:text-properties officeooo:rsid="002ff881" officeooo:paragraph-rsid="002ff881"/>
    </style:style>
    <style:style style:name="P103" style:family="paragraph" style:parent-style-name="Text_20_body" style:list-style-name="L15">
      <style:text-properties officeooo:rsid="002ff881" officeooo:paragraph-rsid="002ff881"/>
    </style:style>
    <style:style style:name="P104" style:family="paragraph" style:parent-style-name="Text_20_body" style:list-style-name="L16">
      <style:text-properties officeooo:rsid="002ff881" officeooo:paragraph-rsid="002ff881"/>
    </style:style>
    <style:style style:name="P105" style:family="paragraph" style:parent-style-name="Text_20_body" style:list-style-name="L17">
      <style:text-properties officeooo:rsid="002ff881" officeooo:paragraph-rsid="002ff881"/>
    </style:style>
    <style:style style:name="P106" style:family="paragraph" style:parent-style-name="Text_20_body" style:list-style-name="L16">
      <style:text-properties officeooo:paragraph-rsid="002ff881"/>
    </style:style>
    <style:style style:name="P107" style:family="paragraph" style:parent-style-name="Text_20_body">
      <style:text-properties officeooo:paragraph-rsid="003037c1"/>
    </style:style>
    <style:style style:name="P108" style:family="paragraph" style:parent-style-name="Text_20_body">
      <style:text-properties officeooo:rsid="00311bcc" officeooo:paragraph-rsid="00311bcc"/>
    </style:style>
    <style:style style:name="P109" style:family="paragraph" style:parent-style-name="Text_20_body" style:list-style-name="L18">
      <style:text-properties officeooo:rsid="00311bcc" officeooo:paragraph-rsid="00311bcc"/>
    </style:style>
    <style:style style:name="P110" style:family="paragraph" style:parent-style-name="Text_20_body" style:list-style-name="L18">
      <style:text-properties officeooo:rsid="0032b1ce" officeooo:paragraph-rsid="0032b1ce"/>
    </style:style>
    <style:style style:name="P111" style:family="paragraph">
      <loext:graphic-properties draw:fill="none" draw:fill-color="#ffffff"/>
    </style:style>
    <style:style style:name="P112" style:family="paragraph">
      <loext:graphic-properties draw:fill="none" draw:fill-color="#ffffff"/>
      <style:paragraph-properties style:writing-mode="lr-tb"/>
    </style:style>
    <style:style style:name="P113" style:family="paragraph">
      <loext:graphic-properties draw:fill="solid" draw:fill-color="#fbf1c7"/>
      <style:paragraph-properties style:writing-mode="lr-tb"/>
      <style:text-properties style:font-name="Iosevka" fo:font-size="12pt"/>
    </style:style>
    <style:style style:name="P114" style:family="paragraph">
      <loext:graphic-properties draw:fill="solid" draw:fill-color="#fbf1c7"/>
      <style:paragraph-properties style:writing-mode="lr-tb"/>
      <style:text-properties style:font-name="Iosevk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ee7d" style:font-style-asian="italic" style:font-style-complex="italic"/>
    </style:style>
    <style:style style:name="T3" style:family="text">
      <style:text-properties fo:font-style="italic" officeooo:rsid="000d80fc" style:font-style-asian="italic" style:font-style-complex="italic"/>
    </style:style>
    <style:style style:name="T4" style:family="text">
      <style:text-properties fo:font-style="italic" officeooo:rsid="00123a79" style:font-style-asian="italic" style:font-style-complex="italic"/>
    </style:style>
    <style:style style:name="T5" style:family="text">
      <style:text-properties fo:font-style="italic" officeooo:rsid="0013e8f6" style:font-style-asian="italic" style:font-style-complex="italic"/>
    </style:style>
    <style:style style:name="T6" style:family="text">
      <style:text-properties fo:font-style="italic" officeooo:rsid="001cb130" style:font-style-asian="italic" style:font-style-complex="italic"/>
    </style:style>
    <style:style style:name="T7" style:family="text">
      <style:text-properties fo:font-style="italic" officeooo:rsid="001dafb1" style:font-style-asian="italic" style:font-style-complex="italic"/>
    </style:style>
    <style:style style:name="T8" style:family="text">
      <style:text-properties fo:font-style="italic" officeooo:rsid="001f4934" style:font-style-asian="italic" style:font-style-complex="italic"/>
    </style:style>
    <style:style style:name="T9" style:family="text">
      <style:text-properties fo:font-style="italic" officeooo:rsid="00273ccb" style:font-style-asian="italic" style:font-style-complex="italic"/>
    </style:style>
    <style:style style:name="T10" style:family="text">
      <style:text-properties fo:font-style="italic" officeooo:rsid="002a824e" style:font-style-asian="italic" style:font-style-complex="italic"/>
    </style:style>
    <style:style style:name="T11" style:family="text">
      <style:text-properties fo:font-style="italic" fo:background-color="#ffffff" loext:char-shading-value="0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e9184" style:font-style-asian="normal" style:font-style-complex="normal"/>
    </style:style>
    <style:style style:name="T14" style:family="text">
      <style:text-properties fo:font-style="normal" officeooo:rsid="00123a79" style:font-style-asian="normal" style:font-style-complex="normal"/>
    </style:style>
    <style:style style:name="T15" style:family="text">
      <style:text-properties fo:font-style="normal" officeooo:rsid="001b5a46" style:font-style-asian="normal" style:font-style-complex="normal"/>
    </style:style>
    <style:style style:name="T16" style:family="text">
      <style:text-properties fo:font-style="normal" officeooo:rsid="001cb130" style:font-style-asian="normal" style:font-style-complex="normal"/>
    </style:style>
    <style:style style:name="T17" style:family="text">
      <style:text-properties fo:font-style="normal" officeooo:rsid="001dafb1" style:font-style-asian="normal" style:font-style-complex="normal"/>
    </style:style>
    <style:style style:name="T18" style:family="text">
      <style:text-properties fo:font-style="normal" officeooo:rsid="001f4934" style:font-style-asian="normal" style:font-style-complex="normal"/>
    </style:style>
    <style:style style:name="T19" style:family="text">
      <style:text-properties fo:font-style="normal" officeooo:rsid="0023a516" style:font-style-asian="normal" style:font-style-complex="normal"/>
    </style:style>
    <style:style style:name="T20" style:family="text">
      <style:text-properties fo:font-style="normal" officeooo:rsid="00273ccb" style:font-style-asian="normal" style:font-style-complex="normal"/>
    </style:style>
    <style:style style:name="T21" style:family="text">
      <style:text-properties fo:font-style="normal" officeooo:rsid="002a824e" style:font-style-asian="normal" style:font-style-complex="normal"/>
    </style:style>
    <style:style style:name="T22" style:family="text">
      <style:text-properties fo:font-style="normal" officeooo:rsid="002b6438" style:font-style-asian="normal" style:font-style-complex="normal"/>
    </style:style>
    <style:style style:name="T23" style:family="text">
      <style:text-properties fo:font-style="normal" officeooo:rsid="00335b98" style:font-style-asian="normal" style:font-style-complex="normal"/>
    </style:style>
    <style:style style:name="T24" style:family="text">
      <style:text-properties fo:font-style="normal" fo:background-color="#ffffff" loext:char-shading-value="0" style:font-style-asian="normal" style:font-style-complex="normal"/>
    </style:style>
    <style:style style:name="T25" style:family="text">
      <style:text-properties fo:font-style="normal" officeooo:rsid="0032b1ce" fo:background-color="#ffffff" loext:char-shading-value="0" style:font-style-asian="normal" style:font-style-complex="normal"/>
    </style:style>
    <style:style style:name="T26" style:family="text">
      <style:text-properties officeooo:rsid="0006244b"/>
    </style:style>
    <style:style style:name="T27" style:family="text">
      <style:text-properties officeooo:rsid="000a547c"/>
    </style:style>
    <style:style style:name="T28" style:family="text">
      <style:text-properties fo:font-weight="bold" officeooo:rsid="000a547c" style:font-weight-asian="bold" style:font-weight-complex="bold"/>
    </style:style>
    <style:style style:name="T29" style:family="text">
      <style:text-properties fo:font-weight="normal" officeooo:rsid="000a547c" style:font-weight-asian="normal" style:font-weight-complex="normal"/>
    </style:style>
    <style:style style:name="T30" style:family="text">
      <style:text-properties fo:font-weight="normal" officeooo:rsid="0010f4d9" style:font-weight-asian="normal" style:font-weight-complex="normal"/>
    </style:style>
    <style:style style:name="T31" style:family="text">
      <style:text-properties officeooo:rsid="0013e8f6"/>
    </style:style>
    <style:style style:name="T32" style:family="text">
      <style:text-properties officeooo:rsid="00180cde"/>
    </style:style>
    <style:style style:name="T33" style:family="text">
      <style:text-properties officeooo:rsid="00198de7"/>
    </style:style>
    <style:style style:name="T34" style:family="text">
      <style:text-properties officeooo:rsid="001cb130"/>
    </style:style>
    <style:style style:name="T35" style:family="text">
      <style:text-properties fo:background-color="#ffff00" loext:char-shading-value="0"/>
    </style:style>
    <style:style style:name="T36" style:family="text">
      <style:text-properties fo:background-color="#ff8000" loext:char-shading-value="0"/>
    </style:style>
    <style:style style:name="T37" style:family="text">
      <style:text-properties fo:background-color="#ff8000" loext:char-shading-value="0"/>
    </style:style>
    <style:style style:name="T38" style:family="text">
      <style:text-properties fo:background-color="#729fcf" loext:char-shading-value="0"/>
    </style:style>
    <style:style style:name="T39" style:family="text">
      <style:text-properties fo:background-color="#729fcf" loext:char-shading-value="0"/>
    </style:style>
    <style:style style:name="T40" style:family="text">
      <style:text-properties fo:background-color="#bbe33d" loext:char-shading-value="0"/>
    </style:style>
    <style:style style:name="T41" style:family="text">
      <style:text-properties fo:background-color="#bbe33d" loext:char-shading-value="0"/>
    </style:style>
    <style:style style:name="T42" style:family="text">
      <style:text-properties officeooo:rsid="001dafb1"/>
    </style:style>
    <style:style style:name="T43" style:family="text">
      <style:text-properties officeooo:rsid="001f4934"/>
    </style:style>
    <style:style style:name="T44" style:family="text">
      <style:text-properties officeooo:rsid="0025b03e"/>
    </style:style>
    <style:style style:name="T45" style:family="text">
      <style:text-properties officeooo:rsid="00273ccb"/>
    </style:style>
    <style:style style:name="T46" style:family="text">
      <style:text-properties officeooo:rsid="00299833"/>
    </style:style>
    <style:style style:name="T47" style:family="text">
      <style:text-properties officeooo:rsid="002ff881"/>
    </style:style>
    <style:style style:name="T48" style:family="text">
      <style:text-properties fo:background-color="#ffffff" loext:char-shading-value="0"/>
    </style:style>
    <style:style style:name="T49" style:family="text">
      <style:text-properties fo:font-style="italic" style:text-underline-style="none" style:font-style-asian="italic" style:font-style-complex="italic"/>
    </style:style>
    <style:style style:name="T50" style:family="text">
      <style:text-properties fo:font-style="normal" style:text-underline-style="none" style:font-style-asian="normal" style:font-style-complex="normal"/>
    </style:style>
    <style:style style:name="T51" style:family="text">
      <style:text-properties style:text-underline-style="none"/>
    </style:style>
    <style:style style:name="T52" style:family="text">
      <style:text-properties fo:color="#8f3f71" style:font-name="Iosevka" fo:font-size="12pt" fo:language="zxx" fo:country="none" fo:font-style="normal" fo:font-weight="normal"/>
    </style:style>
    <style:style style:name="T53" style:family="text">
      <style:text-properties fo:color="#000000" style:font-name="Iosevka" fo:font-size="12pt" fo:language="zxx" fo:country="none" fo:font-style="normal" fo:font-weight="normal"/>
    </style:style>
    <style:style style:name="T54" style:family="text">
      <style:text-properties fo:color="#9d0006" style:font-name="Iosevka" fo:font-size="12pt" fo:language="zxx" fo:country="none" fo:font-style="normal" fo:font-weight="normal"/>
    </style:style>
    <style:style style:name="T55" style:family="text">
      <style:text-properties fo:color="#427b58" style:font-name="Iosevka" fo:font-size="12pt" fo:language="zxx" fo:country="none" fo:font-style="normal" fo:font-weight="normal"/>
    </style:style>
    <style:style style:name="T56" style:family="text">
      <style:text-properties fo:color="#9d0006" style:font-name="Iosevka" fo:language="zxx" fo:country="none" fo:font-style="normal" fo:font-weight="normal"/>
    </style:style>
    <style:style style:name="T57" style:family="text">
      <style:text-properties fo:color="#000000" style:font-name="Iosevka" fo:language="zxx" fo:country="none" fo:font-style="normal" fo:font-weight="normal"/>
    </style:style>
    <style:style style:name="T58" style:family="text">
      <style:text-properties fo:color="#928374" style:font-name="Iosevka" fo:font-size="12pt" fo:language="zxx" fo:country="none" fo:font-style="italic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2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bf1c7" fo:min-height="0.5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fbf1c7" fo:min-height="2.2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fbf1c7" fo:min-height="1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fbf1c7" fo:min-height="3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fbf1c7" fo:min-height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solid" draw:fill-color="#fbf1c7" fo:min-height="0.6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MAC0323 - EP3</text:p>
      <text:p text:style-name="P30">Pedro Lucas Resende Siqueira Campos 12674130</text:p>
      <text:h text:style-name="P38" text:outline-level="1">Introdução</text:h>
      <text:p text:style-name="P4">Este EP tem como objetivo estudar a representação e a manipulação de grafos no computador, assim como testar algumas propriedades interessantes de grafos gerados por certos métodos. Para isso, foi desenvolvido as seguintes bibliotecas e códigos:</text:p>
      <text:h text:style-name="P38" text:outline-level="1"><draw:frame text:anchor-type="paragraph" draw:z-index="3" draw:name="Forma1_1" draw:style-name="gr8" draw:text-style-name="P113" svg:width="3.6169in" svg:height="3.9594in" svg:x="1.5709in" svg:y="-0.0508in"><draw:text-box><text:p><text:span text:style-name="T53"><text:s/></text:span><text:span text:style-name="T52">1</text:span><text:span text:style-name="T53"> <text:s/></text:span><text:span text:style-name="T58">// Bibliotecas </text:span></text:p><text:p><text:span text:style-name="T53"><text:s/></text:span><text:span text:style-name="T52">2</text:span><text:span text:style-name="T53"> <text:s/>Bag.h</text:span></text:p><text:p><text:span text:style-name="T53"><text:s/></text:span><text:span text:style-name="T52">3</text:span><text:span text:style-name="T53"> <text:s/>Fila.h</text:span></text:p><text:p><text:span text:style-name="T53"><text:s/></text:span><text:span text:style-name="T52">4</text:span><text:span text:style-name="T53"> <text:s/>arvore23.h</text:span></text:p><text:p><text:span text:style-name="T53"><text:s/></text:span><text:span text:style-name="T52">5</text:span><text:span text:style-name="T53"> <text:s/>Grafo.h</text:span></text:p><text:p><text:span text:style-name="T53"><text:s/></text:span><text:span text:style-name="T52">6</text:span><text:span text:style-name="T53"> <text:s/></text:span><text:span text:style-name="T58">// Programas</text:span></text:p><text:p><text:span text:style-name="T53"><text:s/></text:span><text:span text:style-name="T52">7</text:span><text:span text:style-name="T53"> <text:s/></text:span><text:span text:style-name="T58">// Testa propriedades de grafos</text:span></text:p><text:p><text:span text:style-name="T53"><text:s/></text:span><text:span text:style-name="T52">8</text:span><text:span text:style-name="T53"> <text:s/>testaComponenteGig.cpp</text:span></text:p><text:p><text:span text:style-name="T53"><text:s/></text:span><text:span text:style-name="T52">9</text:span><text:span text:style-name="T53"> <text:s/>testa6Graus.cpp</text:span></text:p><text:p><text:span text:style-name="T52">10</text:span><text:span text:style-name="T53"> <text:s/></text:span><text:span text:style-name="T58">// Gera grafos</text:span></text:p><text:p><text:span text:style-name="T52">11</text:span><text:span text:style-name="T53"> <text:s/>arestasAleatorias.cpp</text:span></text:p><text:p><text:span text:style-name="T52">12</text:span><text:span text:style-name="T53"> <text:s/>palavrasEncostadas.cpp</text:span></text:p><text:p><text:span text:style-name="T52">13</text:span><text:span text:style-name="T53"> <text:s/></text:span><text:span text:style-name="T58">// Executa bateria de propriedades de </text:span><text:span text:style-name="T58">grafos</text:span></text:p><text:p><text:span text:style-name="T52">14</text:span><text:span text:style-name="T53"> <text:s/>tester.sh</text:span></text:p><text:p><text:span text:style-name="T52">15</text:span><text:span text:style-name="T53"> <text:s/></text:span><text:span text:style-name="T58">// Gera bateria de grafos</text:span></text:p><text:p><text:span text:style-name="T52">16</text:span><text:span text:style-name="T53"> <text:s/>wordLadders.sh</text:span></text:p><text:p><text:span text:style-name="T52">17</text:span><text:span text:style-name="T53"> <text:s/>erdosReniy.sh</text:span></text:p><text:p><text:span text:style-name="T52">18</text:span><text:span text:style-name="T53"> <text:s/>Makefile</text:span></text:p></draw:text-box></draw:frame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8" text:outline-level="1"/>
      <text:h text:style-name="P38" text:outline-level="1"/>
      <text:h text:style-name="P38" text:outline-level="1">Classe Grafo.h</text:h>
      <text:p text:style-name="P5">A biblioteca implementa a classe Grafo</text:p>
      <text:h text:style-name="Heading_20_2" text:outline-level="2">Atributos</text:h>
      <text:p text:style-name="P6"><draw:frame text:anchor-type="paragraph" draw:z-index="4" draw:name="Forma1_2" draw:style-name="gr7" draw:text-style-name="P114" svg:width="3.615in" svg:height="1.2512in" svg:x="1.5598in" svg:y="0.0346in"><draw:text-box><text:p><text:span text:style-name="T56">private</text:span><text:span text:style-name="T57">:</text:span></text:p><text:p><text:span text:style-name="T57"><text:tab/></text:span><text:span text:style-name="T56">int</text:span><text:span text:style-name="T57"> V, E;</text:span></text:p><text:p><text:span text:style-name="T56">public</text:span><text:span text:style-name="T57">:</text:span></text:p><text:p><text:span text:style-name="T57"><text:tab/></text:span><text:span text:style-name="T57">Ts dict;</text:span></text:p><text:p><text:span text:style-name="T57"><text:tab/></text:span><text:span text:style-name="T57">string nomes[V];</text:span></text:p><text:p><text:span text:style-name="T57"><text:tab/></text:span><text:span text:style-name="T57">Bag adj[V];</text:span></text:p></draw:text-box></draw:frame></text:p>
      <text:p text:style-name="P6"/>
      <text:p text:style-name="P6"/>
      <text:p text:style-name="P6"/>
      <text:p text:style-name="P6"/>
      <text:p text:style-name="P6">Além dos atributos esperados (<text:span text:style-name="T1">V</text:span>,<text:span text:style-name="T1">E</text:span>,<text:span text:style-name="T1">adj</text:span>), foram necessários um dicionário e um vetor de strings para fazer o mapeamento de inteiros para strings e vice-versa, a fim de conseguir ler uma entrada formada por vértices nomeados arbitrariamente.</text:p>
      <text:h text:style-name="P43" text:outline-level="2"><text:soft-page-break/>Métodos</text:h>
      <text:p text:style-name="P7"><draw:frame text:anchor-type="paragraph" draw:z-index="5" draw:name="Forma1_3" draw:style-name="gr6" draw:text-style-name="P113" svg:width="3.615in" svg:height="2.2925in" svg:x="1.5598in" svg:y="0.0398in"><draw:text-box><text:p><text:span text:style-name="T54">private</text:span><text:span text:style-name="T53">:</text:span></text:p><text:p><text:span text:style-name="T53"><text:tab/></text:span><text:span text:style-name="T54">void</text:span><text:span text:style-name="T53"> calc_dist(</text:span><text:span text:style-name="T54">int</text:span><text:span text:style-name="T53">,</text:span><text:span text:style-name="T54">int</text:span><text:span text:style-name="T53"> **);</text:span></text:p><text:p><text:span text:style-name="T54">public</text:span><text:span text:style-name="T53">:</text:span></text:p><text:p><text:span text:style-name="T53"><text:tab/></text:span><text:span text:style-name="T53"><text:tab/></text:span><text:span text:style-name="T54">void</text:span><text:span text:style-name="T53"> le();</text:span></text:p><text:p><text:span text:style-name="T53"><text:tab/></text:span><text:span text:style-name="T54">int</text:span><text:span text:style-name="T53"> </text:span><text:span text:style-name="T55">vertices</text:span><text:span text:style-name="T53">();</text:span></text:p><text:p><text:span text:style-name="T53"><text:tab/></text:span><text:span text:style-name="T54">int</text:span><text:span text:style-name="T53"> </text:span><text:span text:style-name="T55">edges</text:span><text:span text:style-name="T53">();</text:span></text:p><text:p><text:span text:style-name="T53"><text:tab/></text:span><text:span text:style-name="T54">void</text:span><text:span text:style-name="T53"> </text:span><text:span text:style-name="T55">limpa</text:span><text:span text:style-name="T53">();</text:span></text:p><text:p><text:span text:style-name="T53"><text:tab/></text:span><text:span text:style-name="T54">void</text:span><text:span text:style-name="T53"> </text:span><text:span text:style-name="T55">distancias</text:span><text:span text:style-name="T53">(string,</text:span><text:span text:style-name="T54">int</text:span><text:span text:style-name="T53"> **);</text:span></text:p><text:p><text:span text:style-name="T53"><text:tab/></text:span><text:span text:style-name="T54">void</text:span><text:span text:style-name="T53"> </text:span><text:span text:style-name="T55">componentes</text:span><text:span text:style-name="T53">(</text:span><text:span text:style-name="T54">int</text:span><text:span text:style-name="T53"> *,</text:span><text:span text:style-name="T54">int</text:span><text:span text:style-name="T53"> **);</text:span></text:p><text:p><text:span text:style-name="T53"><text:tab/></text:span><text:span text:style-name="T54">void</text:span><text:span text:style-name="T53"> </text:span><text:span text:style-name="T55">quemComp</text:span><text:span text:style-name="T53">(Bag **);</text:span></text:p><text:p><text:span text:style-name="T53"><text:tab/></text:span><text:span text:style-name="T54">void</text:span><text:span text:style-name="T53"> </text:span><text:span text:style-name="T55">qualComp</text:span><text:span text:style-name="T53">(</text:span><text:span text:style-name="T54">int</text:span><text:span text:style-name="T53"> **);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27">Os métodos implementados objetivam cumprir as funcionalidades das </text:span><text:span text:style-name="T28">Tarefas básicas a serem implementadas </text:span><text:span text:style-name="T30">e informar mais detalhes sobre as propriedades do grafo</text:span><text:span text:style-name="T29">, seus detalhamentos serão vistos a seguir.</text:span></text:p>
      <text:h text:style-name="P39" text:outline-level="1">Tarefas básicas</text:h>
      <text:p text:style-name="P1">Para representar grafos, manipular e testar propriedades, foram implementados os métodos:</text:p>
      <text:p text:style-name="P1"/>
      <text:p text:style-name="P1"><draw:frame text:anchor-type="paragraph" draw:z-index="0" draw:name="Forma1" draw:style-name="gr11" draw:text-style-name="P114" svg:width="3.615in" svg:height="0.6976in" svg:x="1.5283in" svg:y="0.0535in"><draw:text-box><text:p><text:span text:style-name="T52">1</text:span><text:span text:style-name="T53"> <text:s/></text:span><text:span text:style-name="T56">void</text:span><text:span text:style-name="T57"> le()</text:span></text:p><text:p><text:span text:style-name="T52">2</text:span><text:span text:style-name="T53"> <text:s/></text:span><text:span text:style-name="T56">void</text:span><text:span text:style-name="T57"> distancias(string u, </text:span><text:span text:style-name="T56">int</text:span><text:span text:style-name="T57"> **dist)</text:span></text:p><text:p><text:span text:style-name="T52">3</text:span><text:span text:style-name="T53"> <text:s/></text:span><text:span text:style-name="T56">void</text:span><text:span text:style-name="T57"> componentes(</text:span><text:span text:style-name="T56">int</text:span><text:span text:style-name="T57"> *n, </text:span><text:span text:style-name="T56">int</text:span><text:span text:style-name="T57"> **comp)</text:span></text:p></draw:text-box></draw:frame></text:p>
      <text:p text:style-name="P1"/>
      <text:p text:style-name="P1"/>
      <text:p text:style-name="P1"/>
      <text:list xml:id="list3464720025" text:style-name="L1">
        <text:list-item>
          <text:p text:style-name="P69">Lê da entrada padrão um texto com o formato especificado no enunciado, para representar o grafo dado.</text:p>
        </text:list-item>
        <text:list-item>
          <text:p text:style-name="P70">Dado um vértice <text:span text:style-name="T1">u</text:span>, calcula a distância de <text:span text:style-name="T1">u</text:span><text:span text:style-name="T12"> até todos os vértices de </text:span><text:span text:style-name="T1">G.</text:span></text:p>
        </text:list-item>
        <text:list-item>
          <text:p text:style-name="P71">Dado um grafo <text:span text:style-name="T1">G</text:span> determina o número de componentes conexas e o tamanho de cada componente.</text:p>
        </text:list-item>
      </text:list>
      <text:p text:style-name="P1"/>
      <text:h text:style-name="P44" text:outline-level="2">Detalhes das implementações</text:h>
      <text:h text:style-name="P50" text:outline-level="3">1. leitura</text:h>
      <text:p text:style-name="P2">Foi <text:span text:style-name="T32">considerado a leitura pela entrada padrão no seguinte formato</text:span>:</text:p>
      <text:p text:style-name="P2"><draw:frame text:anchor-type="paragraph" draw:z-index="1" draw:name="Forma2" draw:style-name="gr10" draw:text-style-name="P111" svg:width="3.6043in" svg:height="0.8343in" svg:x="1.539in" svg:y="0.1425in"><draw:text-box><text:p/></draw:text-box></draw:frame><draw:frame text:anchor-type="paragraph" draw:z-index="2" draw:name="Forma1_0" draw:style-name="gr9" draw:text-style-name="P114" svg:width="3.615in" svg:height="0.8343in" svg:x="1.5283in" svg:y="0.1425in"><draw:text-box><text:p><text:span text:style-name="T52">1</text:span><text:span text:style-name="T53"> <text:s/></text:span><text:span text:style-name="T57">V E</text:span></text:p><text:p><text:span text:style-name="T52">2</text:span><text:span text:style-name="T53"> <text:s/></text:span><text:span text:style-name="T57">u1 v1</text:span></text:p><text:p><text:span text:style-name="T52">3</text:span><text:span text:style-name="T53"> <text:s/></text:span><text:span text:style-name="T57">...</text:span></text:p><text:p><text:span text:style-name="T52">4</text:span><text:span text:style-name="T53"> <text:s/></text:span><text:span text:style-name="T57">uE vE</text:span></text:p></draw:text-box></draw:frame></text:p>
      <text:p text:style-name="P1"/>
      <text:p text:style-name="P1"/>
      <text:p text:style-name="P1"><text:soft-page-break/></text:p>
      <text:p text:style-name="P1"/>
      <text:p text:style-name="P2">onde <text:span text:style-name="T1">u</text:span>’s e <text:span text:style-name="T1">v</text:span>’s são strings não vazias.</text:p>
      <text:p text:style-name="P3">Para fazer um grafo com palavras quaisquer (strings), foi utilizado uma Tabela de Símbolos <text:span text:style-name="T26">(TS)</text:span>. Desse modo, quando recebemos um novo vértice <text:span text:style-name="T2">w</text:span>, o associamos a um número natural<text:span text:style-name="T1"> </text:span><text:span text:style-name="T2">i</text:span><text:span text:style-name="T1"> </text:span>com a operação <text:span text:style-name="T1">TS.add(w,i)</text:span>. Para saber, o índice desse vértice posteriormente, checamos <text:span text:style-name="T1">TS.value(w)</text:span>, que retornará <text:span text:style-name="T2">i</text:span>.</text:p>
      <text:p text:style-name="P8">Assim, guardamos <text:span text:style-name="T1">V</text:span><text:span text:style-name="T12"> e </text:span><text:span text:style-name="T1">E</text:span><text:span text:style-name="T12"> no Grafo, e pra cada aresta </text:span><text:span text:style-name="T1">u-v</text:span><text:span text:style-name="T12"> dada, fazemos </text:span><text:span text:style-name="T1">Bag adj[u] </text:span><text:span text:style-name="T12">← </text:span><text:span text:style-name="T1">v</text:span><text:span text:style-name="T12"> e </text:span><text:span text:style-name="T1">Bag adj[v] </text:span><text:span text:style-name="T12">← </text:span><text:span text:style-name="T1">u</text:span><text:span text:style-name="T12">.</text:span></text:p>
      <text:h text:style-name="P51" text:outline-level="3">2. distancias</text:h>
      <text:h text:style-name="Heading_20_3" text:outline-level="3">Entrada</text:h>
      <text:list xml:id="list388662418" text:style-name="L2">
        <text:list-item>
          <text:p text:style-name="P72">string <text:span text:style-name="T1">u –</text:span> representa vértice <text:span text:style-name="T31">de índice </text:span><text:span text:style-name="T5">iu = TS.value(u) </text:span><text:span text:style-name="T31">(</text:span><text:span text:style-name="T5">u = nomes[iu])</text:span></text:p>
        </text:list-item>
        <text:list-item>
          <text:p text:style-name="P73">int **<text:span text:style-name="T1">distPointer</text:span> – apontador para um vetor <text:s/>int <text:span text:style-name="T1">dist[] </text:span>de tamanho <text:span text:style-name="T1">V</text:span></text:p>
        </text:list-item>
      </text:list>
      <text:h text:style-name="Heading_20_3" text:outline-level="3">Papel</text:h>
      <text:p text:style-name="P74"><text:tab/>Ao final, <text:span text:style-name="T1">dist[iv] </text:span>guardará a distância de <text:span text:style-name="T1">u </text:span>até <text:span text:style-name="T1">v = nomes[iv], iv = </text:span>0<text:span text:style-name="T1">...V</text:span>-1</text:p>
      <text:h text:style-name="Heading_20_3" text:outline-level="3">Algoritmo</text:h>
      <text:p text:style-name="P9">Um pseudocódigo para esta função é:</text:p>
      <text:p text:style-name="P9"><draw:frame text:anchor-type="paragraph" draw:z-index="6" draw:name="Forma3" draw:style-name="gr5" draw:text-style-name="P112" svg:width="4.8858in" svg:height="1.5343in" svg:x="0.9839in" svg:y="0.0811in"><draw:text-box><text:p>Se <text:span text:style-name="T1">u </text:span><text:span text:style-name="T12">não está associado a nenhum índice:</text:span></text:p><text:p><text:span text:style-name="T12"><text:tab/></text:span><text:span text:style-name="T12">Se já conhecemos </text:span><text:span text:style-name="T1">V</text:span><text:span text:style-name="T12"> vértices:</text:span></text:p><text:p><text:span text:style-name="T12"><text:tab/></text:span><text:span text:style-name="T12"><text:tab/></text:span><text:span text:style-name="T12"><text:tab/></text:span><text:span text:style-name="T12">guarda vetor [-1..-1] das distâncias</text:span></text:p><text:p><text:span text:style-name="T12"><text:tab/></text:span><text:span text:style-name="T12"><text:tab/></text:span><text:span text:style-name="T12"><text:tab/></text:span><text:span text:style-name="T12">retorna</text:span></text:p><text:p><text:span text:style-name="T12"><text:tab/></text:span><text:span text:style-name="T12">C.c.:</text:span></text:p><text:p><text:span text:style-name="T12"><text:tab/></text:span><text:span text:style-name="T12"><text:tab/></text:span><text:span text:style-name="T12"><text:tab/></text:span><text:span text:style-name="T12">associa </text:span><text:span text:style-name="T1">u </text:span><text:span text:style-name="T12">a um novo índice</text:span></text:p><text:p><text:span text:style-name="T12">Guarda vetor de distâncias a </text:span><text:span text:style-name="T1">u </text:span><text:span text:style-name="T50">por uma busca em </text:span><text:span text:style-name="T50">largura em </text:span><text:span text:style-name="T49">u</text:span></text:p><text:p><text:span text:style-name="T50">Retorna</text:span></text:p></draw:text-box></draw:frame></text:p>
      <text:p text:style-name="P9"/>
      <text:p text:style-name="P9"/>
      <text:p text:style-name="P9"/>
      <text:p text:style-name="P9"/>
      <text:p text:style-name="P9"/>
      <text:p text:style-name="P9">E uma busca em largura num vértice<text:span text:style-name="T1"> </text:span><text:span text:style-name="T3">u</text:span><text:span text:style-name="T1"> </text:span>tem forma:</text:p>
      <text:p text:style-name="P9"><draw:frame text:anchor-type="paragraph" draw:z-index="7" draw:name="Forma3_0" draw:style-name="gr5" draw:text-style-name="P112" svg:width="4.8858in" svg:height="1.5343in" svg:x="0.9839in" svg:y="0.1307in"><draw:text-box><text:p><text:span text:style-name="T50">Guarda u em fila</text:span></text:p><text:p><text:span text:style-name="T50">(</text:span><text:span text:style-name="T49">dist[u]</text:span><text:span text:style-name="T50"> recebe 0)</text:span></text:p><text:p><text:span text:style-name="T50">Até a fila esvaziar:</text:span></text:p><text:p><text:span text:style-name="T50"><text:tab/></text:span><text:span text:style-name="T49">v </text:span><text:span text:style-name="T50">recebe frente da fila</text:span></text:p><text:p><text:span text:style-name="T50"><text:tab/></text:span><text:span text:style-name="T50">remove frente da fila</text:span></text:p><text:p><text:span text:style-name="T50"><text:tab/></text:span><text:span text:style-name="T50">para cada </text:span><text:span text:style-name="T49">w </text:span><text:span text:style-name="T50">não visitado adjacente a </text:span><text:span text:style-name="T49">v:</text:span></text:p><text:p><text:span text:style-name="T49"><text:tab/></text:span><text:span text:style-name="T49"><text:tab/></text:span><text:span text:style-name="T49"><text:tab/></text:span><text:span text:style-name="T50">guarda </text:span><text:span text:style-name="T49">w</text:span><text:span text:style-name="T50"> em fila</text:span></text:p><text:p><text:span text:style-name="T50"><text:tab/></text:span><text:span text:style-name="T50"><text:tab/></text:span><text:span text:style-name="T50"><text:tab/></text:span><text:span text:style-name="T50">(</text:span><text:span text:style-name="T49">dist[w] </text:span><text:span text:style-name="T50">recebe </text:span><text:span text:style-name="T49">dist[v]</text:span><text:span text:style-name="T50">+1)</text:span></text:p></draw:text-box></draw:frame></text:p>
      <text:p text:style-name="P9"/>
      <text:p text:style-name="P9"/>
      <text:p text:style-name="P9"/>
      <text:p text:style-name="P10"/>
      <text:p text:style-name="Text_20_body"/>
      <text:p text:style-name="P12">As linhas entre parênteses não são necessárias em uma busca em largura, e explicitam o cálculo da distância através das visitas entre vértices adjacentes.</text:p>
      <text:h text:style-name="P45" text:outline-level="2"><text:soft-page-break/>3. componentes</text:h>
      <text:h text:style-name="Heading_20_3" text:outline-level="3">Entradas</text:h>
      <text:list xml:id="list3305426426" text:style-name="L3">
        <text:list-item>
          <text:p text:style-name="P82"><text:span text:style-name="T12">int *</text:span><text:span text:style-name="T1">ncompPointer – </text:span><text:span text:style-name="T12">ponteiro para um int </text:span><text:span text:style-name="T1">ncomp</text:span></text:p>
        </text:list-item>
        <text:list-item>
          <text:p text:style-name="P75">int **<text:span text:style-name="T1">tamCompPointer – </text:span>ponteiro para um vetor int <text:span text:style-name="T1">tamComp</text:span> de tamanho <text:span text:style-name="T1">V</text:span></text:p>
        </text:list-item>
      </text:list>
      <text:h text:style-name="P52" text:outline-level="3">Papel</text:h>
      <text:p text:style-name="P14"><text:tab/>Ao final, <text:span text:style-name="T1">ncomp </text:span>guardará o número de componentes e <text:span text:style-name="T1">tamComp[i] </text:span>guardará o tamanho da <text:span text:style-name="T1">i-</text:span>ésima componente, <text:span text:style-name="T1">i = </text:span>0...<text:span text:style-name="T1">V</text:span>-1.</text:p>
      <text:h text:style-name="P53" text:outline-level="3">Algoritmo</text:h>
      <text:p text:style-name="P11"><text:span text:style-name="T12">Essa função realiza um busca em largura em cada vértice ainda não visitado do Grafo. </text:span><text:span text:style-name="T13">Ca</text:span><text:span text:style-name="T12">da busca em largura diferente é uma nova componente, e o número de vértices numa componente é o número de vértices visitados através da busca em largura.</text:span></text:p>
      <text:p text:style-name="P13"><draw:frame text:anchor-type="paragraph" draw:z-index="8" draw:name="Forma3_1" draw:style-name="gr4" draw:text-style-name="P112" svg:width="4.8858in" svg:height="1.726in" svg:x="0.9839in" svg:y="0.5161in"><draw:text-box><text:p><text:span text:style-name="T49">ncomp ← </text:span><text:span text:style-name="T50">0</text:span></text:p><text:p><text:span text:style-name="T50">Para cada vértice </text:span><text:span text:style-name="T49">u </text:span><text:span text:style-name="T50">não visitado do Grafo:</text:span></text:p><text:p><text:span text:style-name="T50"><text:tab/></text:span><text:span text:style-name="T49">tamComp[ncomp]</text:span><text:span text:style-name="T50"> incrementa</text:span></text:p><text:p><text:span text:style-name="T50"><text:tab/></text:span><text:span text:style-name="T50">busca em largura em </text:span><text:span text:style-name="T49">u</text:span></text:p><text:p><text:span text:style-name="T49"><text:tab/></text:span><text:span text:style-name="T50">para cada vértice da busca em largura:</text:span></text:p><text:p><text:span text:style-name="T50"><text:tab/></text:span><text:span text:style-name="T50"><text:tab/></text:span><text:span text:style-name="T50"><text:tab/></text:span><text:span text:style-name="T49">tamComp[ncomp] </text:span><text:span text:style-name="T50">incrementa</text:span></text:p><text:p><text:span text:style-name="T50"><text:tab/></text:span><text:span text:style-name="T49">ncomp</text:span><text:span text:style-name="T50"> incrementa</text:span></text:p><text:p><text:span text:style-name="T50">Guarda </text:span><text:span text:style-name="T49">ncomp e tamComp[]</text:span></text:p><text:p><text:span text:style-name="T50">Retorna</text:span></text:p></draw:text-box></draw:frame>Em pseudocógido fica:</text:p>
      <text:p text:style-name="P13"/>
      <text:p text:style-name="P13"/>
      <text:p text:style-name="P13"/>
      <text:p text:style-name="P13"/>
      <text:p text:style-name="P13"/>
      <text:p text:style-name="P13"/>
      <text:h text:style-name="P40" text:outline-level="1">Métodos adicionais</text:h>
      <text:p text:style-name="P17"><draw:frame text:anchor-type="paragraph" draw:z-index="9" draw:name="Forma1_4" draw:style-name="gr3" draw:text-style-name="P113" svg:width="3.615in" svg:height="0.5142in" svg:x="1.5283in" svg:y="0.6807in"><draw:text-box><text:p><text:span text:style-name="T52">1</text:span><text:span text:style-name="T53"> <text:s/></text:span><text:span text:style-name="T54">void</text:span><text:span text:style-name="T53"> quemComp(Bag **);</text:span></text:p><text:p><text:span text:style-name="T52">2</text:span><text:span text:style-name="T53"> <text:s/></text:span><text:span text:style-name="T54">void</text:span><text:span text:style-name="T53"> qualComp(</text:span><text:span text:style-name="T54">int</text:span><text:span text:style-name="T53"> **)</text:span></text:p></draw:text-box></draw:frame>Além das tarefas básicas e funções auxiliares, foram desenvolvidos dois métodos que caracterizam as componentes:</text:p>
      <text:p text:style-name="P17"/>
      <text:p text:style-name="P17"/>
      <text:p text:style-name="P17"/>
      <text:list xml:id="list1652833230" text:style-name="L4">
        <text:list-item>
          <text:p text:style-name="P84">Devolve ao usuário um vetor de <text:span text:style-name="T1">Bag&lt;int&gt; v</text:span>, indicando para cada componente <text:span text:style-name="T1">i</text:span><text:span text:style-name="T12">, seus vértices em </text:span><text:span text:style-name="T1">Bag&lt;int&gt; v[i]</text:span><text:span text:style-name="T12">.</text:span></text:p>
        </text:list-item>
        <text:list-item>
          <text:p text:style-name="P83"><text:span text:style-name="T14">Devolve ao usuário um vetor de </text:span><text:span text:style-name="T4">int</text:span><text:span text:style-name="T14"> </text:span><text:span text:style-name="T4">v</text:span><text:span text:style-name="T14">, indicando para cada vértice </text:span><text:span text:style-name="T4">i</text:span><text:span text:style-name="T14">, qual sua componente por </text:span><text:span text:style-name="T4">int v[i].</text:span></text:p>
        </text:list-item>
      </text:list>
      <text:h text:style-name="P41" text:outline-level="1">Propriedades em grafos</text:h>
      <text:h text:style-name="P46" text:outline-level="2">Componente gigante</text:h>
      <text:p text:style-name="P18">Propriedade a ser verificada:</text:p>
      <text:p text:style-name="P18"><text:soft-page-break/>Em um grafo gerado aleatoriamente, com <text:span text:style-name="T1">V </text:span><text:span text:style-name="T12">vértices e probabilidade da aresta </text:span><text:span text:style-name="T1">u-v</text:span><text:span text:style-name="T12"> existir </text:span><text:span text:style-name="T1">p</text:span><text:span text:style-name="T12">, para todo </text:span><text:span text:style-name="T1">u </text:span><text:span text:style-name="T12">!= </text:span><text:span text:style-name="T1">v</text:span><text:span text:style-name="T12">, se:</text:span></text:p>
      <text:list xml:id="list429171098" text:style-name="L5">
        <text:list-item>
          <text:p text:style-name="P85"><text:span text:style-name="T1">p = </text:span><text:span text:style-name="T12">(1+ e)/</text:span><text:span text:style-name="T1">V</text:span><text:span text:style-name="T12">, então surge uma componente gigante</text:span></text:p>
        </text:list-item>
        <text:list-item>
          <text:p text:style-name="P86">p = <text:span text:style-name="T12">(1 – e)/</text:span>V<text:span text:style-name="T12">, então surgem várias componentes pequenas</text:span></text:p>
        </text:list-item>
      </text:list>
      <text:h text:style-name="P54" text:outline-level="3"><text:span text:style-name="T33">P</text:span>rogramas</text:h>
      <text:p text:style-name="P19"><draw:frame text:anchor-type="paragraph" draw:z-index="10" draw:name="Forma1_5" draw:style-name="gr3" draw:text-style-name="P113" svg:width="3.615in" svg:height="0.5142in" svg:x="1.5283in" svg:y="0.2689in"><draw:text-box><text:p><text:span text:style-name="T52">1</text:span><text:span text:style-name="T53"> <text:s/>testaComponenteGig.cpp</text:span></text:p><text:p><text:span text:style-name="T52">2</text:span><text:span text:style-name="T53"> <text:s/>tester.sh</text:span></text:p></draw:text-box></draw:frame></text:p>
      <text:p text:style-name="P19"/>
      <text:p text:style-name="P19"/>
      <text:list xml:id="list2063106886" text:style-name="L6">
        <text:list-item>
          <text:p text:style-name="P87">Lê um grafo <text:span text:style-name="T32">da entrada padrão</text:span>, e imprime: <text:span text:style-name="T1">V, E, ncomp, tamComp[imax],</text:span><text:span text:style-name="T12">E(</text:span><text:span text:style-name="T1">tamComp[i]), i =</text:span><text:span text:style-name="T12"> 0...</text:span><text:span text:style-name="T1">V</text:span><text:span text:style-name="T12">-1, </text:span><text:span text:style-name="T1">imax = </text:span><text:span text:style-name="T12">índice da maior componente</text:span></text:p>
        </text:list-item>
        <text:list-item>
          <text:p text:style-name="P88"><text:span text:style-name="T12">Chama </text:span><text:span text:style-name="T1">TestaComponenteGig.cpp</text:span><text:span text:style-name="T12"> para grafos gerados aleatóriamente com diferentes valores para </text:span><text:span text:style-name="T1">V</text:span><text:span text:style-name="T12"> e </text:span><text:span text:style-name="T1">p = </text:span><text:span text:style-name="T12">{(1-</text:span><text:span text:style-name="T15">e</text:span><text:span text:style-name="T12">)/</text:span><text:span text:style-name="T1">V</text:span><text:span text:style-name="T12">,(1+e)/</text:span><text:span text:style-name="T1">V}, </text:span><text:span text:style-name="T12">com e = 0.1</text:span></text:p>
        </text:list-item>
      </text:list>
      <text:h text:style-name="P55" text:outline-level="3">Implementação</text:h>
      <text:p text:style-name="P23">Em pseudocódigo:</text:p>
      <text:p text:style-name="P23"><draw:frame text:anchor-type="paragraph" draw:z-index="11" draw:name="Forma3_2" draw:style-name="gr2" draw:text-style-name="P112" svg:width="4.8858in" svg:height="1.9177in" svg:x="0.9839in" svg:y="0.0783in"><draw:text-box><text:p><text:span text:style-name="T50">Grafo </text:span><text:span text:style-name="T49">g</text:span></text:p><text:p><text:span text:style-name="T50">Lê </text:span><text:span text:style-name="T49">g</text:span></text:p><text:p><text:span text:style-name="T49">g</text:span><text:span text:style-name="T50">.componentes(</text:span><text:span text:style-name="T49">ncomp,tamComp)</text:span></text:p><text:p><text:span text:style-name="T50">Int</text:span><text:span text:style-name="T49"> max ← </text:span><text:span text:style-name="T50">0, </text:span><text:span text:style-name="T49">media ← 0</text:span></text:p><text:p><text:span text:style-name="T50">Para toda componente</text:span><text:span text:style-name="T49"> </text:span><text:span text:style-name="T50">i</text:span><text:span text:style-name="T49">:</text:span></text:p><text:p><text:span text:style-name="T49"><text:tab/></text:span><text:span text:style-name="T50">se</text:span><text:span text:style-name="T49"> max &lt; tamComp[i]:</text:span></text:p><text:p><text:span text:style-name="T49"><text:tab/></text:span><text:span text:style-name="T49"><text:tab/></text:span><text:span text:style-name="T49"><text:tab/></text:span><text:span text:style-name="T49">max ← tamComp[i]</text:span></text:p><text:p><text:span text:style-name="T49"><text:tab/></text:span><text:span text:style-name="T49">media += tamComp[i]</text:span></text:p><text:p><text:span text:style-name="T49">media /= ncomp</text:span></text:p><text:p><text:span text:style-name="T50">Imprime</text:span><text:span text:style-name="T49"> g.V, g.E, ncomp, max, media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h text:style-name="P56" text:outline-level="3">Resultado dos testes</text:h>
      <table:table table:name="Tabela1" table:style-name="Tabela1">
        <table:table-column table:style-name="Tabela1.A"/>
        <table:table-column table:style-name="Tabela1.B" table:number-columns-repeated="5"/>
        <table:table-column table:style-name="Tabela1.G"/>
        <table:table-row table:style-name="TableLine94020392093936">
          <table:table-cell table:style-name="Tabela1.A1" office:value-type="string">
            <text:p text:style-name="P33"/>
          </table:table-cell>
          <table:table-cell table:style-name="Tabela1.A1" table:number-columns-spanned="3" office:value-type="string">
            <text:p text:style-name="P34">(1-e)/V</text:p>
          </table:table-cell>
          <table:covered-table-cell/>
          <table:covered-table-cell/>
          <table:table-cell table:style-name="Tabela1.E1" table:number-columns-spanned="3" office:value-type="string">
            <text:p text:style-name="P32"><text:span text:style-name="T1">(1+e)</text:span>/<text:span text:style-name="T1">V</text:span></text:p>
          </table:table-cell>
          <table:covered-table-cell/>
          <table:covered-table-cell/>
        </table:table-row>
        <table:table-row table:style-name="TableLine94020391920944">
          <table:table-cell table:style-name="Tabela1.A2" office:value-type="string">
            <text:p text:style-name="P33">V</text:p>
          </table:table-cell>
          <table:table-cell table:style-name="Tabela1.A2" office:value-type="string">
            <text:p text:style-name="P33">ncomp</text:p>
          </table:table-cell>
          <table:table-cell table:style-name="Tabela1.A2" office:value-type="string">
            <text:p text:style-name="P35">E(<text:span text:style-name="T1">tamComp</text:span>)</text:p>
          </table:table-cell>
          <table:table-cell table:style-name="Tabela1.A2" office:value-type="string">
            <text:p text:style-name="P31">|<text:span text:style-name="T1">maiorComp</text:span>|</text:p>
          </table:table-cell>
          <table:table-cell table:style-name="Tabela1.A2" office:value-type="string">
            <text:p text:style-name="P33">ncomp</text:p>
          </table:table-cell>
          <table:table-cell table:style-name="Tabela1.A2" office:value-type="string">
            <text:p text:style-name="P35">E(<text:span text:style-name="T1">tamComp)</text:span></text:p>
          </table:table-cell>
          <table:table-cell table:style-name="Tabela1.G2" office:value-type="string">
            <text:p text:style-name="P33">|maiorComp|</text:p>
          </table:table-cell>
        </table:table-row>
        <table:table-row table:style-name="TableLine94020391987248">
          <table:table-cell table:style-name="Tabela1.A2" office:value-type="string">
            <text:p text:style-name="P31">256</text:p>
          </table:table-cell>
          <table:table-cell table:style-name="Tabela1.A2" office:value-type="string">
            <text:p text:style-name="P36">125</text:p>
          </table:table-cell>
          <table:table-cell table:style-name="Tabela1.A2" office:value-type="string">
            <text:p text:style-name="P36">2.048</text:p>
          </table:table-cell>
          <table:table-cell table:style-name="Tabela1.A2" office:value-type="string">
            <text:p text:style-name="P36">26</text:p>
          </table:table-cell>
          <table:table-cell table:style-name="Tabela1.A2" office:value-type="string">
            <text:p text:style-name="P36">95</text:p>
          </table:table-cell>
          <table:table-cell table:style-name="Tabela1.A2" office:value-type="string">
            <text:p text:style-name="P36">2.69474</text:p>
          </table:table-cell>
          <table:table-cell table:style-name="Tabela1.G2" office:value-type="string">
            <text:p text:style-name="P36">53</text:p>
          </table:table-cell>
        </table:table-row>
        <table:table-row table:style-name="TableLine94020392002416">
          <table:table-cell table:style-name="Tabela1.A2" office:value-type="string">
            <text:p text:style-name="P31">512</text:p>
          </table:table-cell>
          <table:table-cell table:style-name="Tabela1.A2" office:value-type="string">
            <text:p text:style-name="P36">304</text:p>
          </table:table-cell>
          <table:table-cell table:style-name="Tabela1.A2" office:value-type="string">
            <text:p text:style-name="P36">1.68421</text:p>
          </table:table-cell>
          <table:table-cell table:style-name="Tabela1.A2" office:value-type="string">
            <text:p text:style-name="P36">40</text:p>
          </table:table-cell>
          <table:table-cell table:style-name="Tabela1.A2" office:value-type="string">
            <text:p text:style-name="P36">246</text:p>
          </table:table-cell>
          <table:table-cell table:style-name="Tabela1.A2" office:value-type="string">
            <text:p text:style-name="P36">2.0813</text:p>
          </table:table-cell>
          <table:table-cell table:style-name="Tabela1.G4" office:value-type="string">
            <text:p text:style-name="P36">124</text:p>
          </table:table-cell>
        </table:table-row>
        <table:table-row table:style-name="TableLine94020392108720">
          <table:table-cell table:style-name="Tabela1.A2" office:value-type="string">
            <text:p text:style-name="P31">1024</text:p>
          </table:table-cell>
          <table:table-cell table:style-name="Tabela1.A2" office:value-type="string">
            <text:p text:style-name="P36">572</text:p>
          </table:table-cell>
          <table:table-cell table:style-name="Tabela1.A2" office:value-type="string">
            <text:p text:style-name="P36">1.79021</text:p>
          </table:table-cell>
          <table:table-cell table:style-name="Tabela1.A2" office:value-type="string">
            <text:p text:style-name="P36">33</text:p>
          </table:table-cell>
          <table:table-cell table:style-name="Tabela1.A2" office:value-type="string">
            <text:p text:style-name="P37">475</text:p>
          </table:table-cell>
          <table:table-cell table:style-name="Tabela1.A2" office:value-type="string">
            <text:p text:style-name="P37">2.15579</text:p>
          </table:table-cell>
          <table:table-cell table:style-name="Tabela1.G2" office:value-type="string">
            <text:p text:style-name="P37">115</text:p>
          </table:table-cell>
        </table:table-row>
        <table:table-row table:style-name="TableLine94020392165904">
          <table:table-cell table:style-name="Tabela1.A2" office:value-type="string">
            <text:p text:style-name="P31">2048</text:p>
          </table:table-cell>
          <table:table-cell table:style-name="Tabela1.A2" office:value-type="string">
            <text:p text:style-name="P37">1132</text:p>
          </table:table-cell>
          <table:table-cell table:style-name="Tabela1.A2" office:value-type="string">
            <text:p text:style-name="P37">1.80919</text:p>
          </table:table-cell>
          <table:table-cell table:style-name="Tabela1.D6" office:value-type="string">
            <text:p text:style-name="P37">126</text:p>
          </table:table-cell>
          <table:table-cell table:style-name="Tabela1.A2" office:value-type="string">
            <text:p text:style-name="P37">918</text:p>
          </table:table-cell>
          <table:table-cell table:style-name="Tabela1.A2" office:value-type="string">
            <text:p text:style-name="P37">2.23094</text:p>
          </table:table-cell>
          <table:table-cell table:style-name="Tabela1.G2" office:value-type="string">
            <text:p text:style-name="P37">520</text:p>
          </table:table-cell>
        </table:table-row>
        <table:table-row table:style-name="TableLine94020392167776">
          <table:table-cell table:style-name="Tabela1.A2" office:value-type="string">
            <text:p text:style-name="P31">4096</text:p>
          </table:table-cell>
          <table:table-cell table:style-name="Tabela1.A2" office:value-type="string">
            <text:p text:style-name="P37">2252</text:p>
          </table:table-cell>
          <table:table-cell table:style-name="Tabela1.A2" office:value-type="string">
            <text:p text:style-name="P37">1.81883</text:p>
          </table:table-cell>
          <table:table-cell table:style-name="Tabela1.A2" office:value-type="string">
            <text:p text:style-name="P37">113</text:p>
          </table:table-cell>
          <table:table-cell table:style-name="Tabela1.A2" office:value-type="string">
            <text:p text:style-name="P37">1878</text:p>
          </table:table-cell>
          <table:table-cell table:style-name="Tabela1.A2" office:value-type="string">
            <text:p text:style-name="P37">2.18104</text:p>
          </table:table-cell>
          <table:table-cell table:style-name="Tabela1.G2" office:value-type="string">
            <text:p text:style-name="P37">307</text:p>
          </table:table-cell>
        </table:table-row>
        <table:table-row table:style-name="TableLine94020392169216">
          <table:table-cell table:style-name="Tabela1.A2" office:value-type="string">
            <text:p text:style-name="P31">8192</text:p>
          </table:table-cell>
          <table:table-cell table:style-name="Tabela1.A2" office:value-type="string">
            <text:p text:style-name="P37">4511</text:p>
          </table:table-cell>
          <table:table-cell table:style-name="Tabela1.A2" office:value-type="string">
            <text:p text:style-name="P37">1.81601</text:p>
          </table:table-cell>
          <table:table-cell table:style-name="Tabela1.A2" office:value-type="string">
            <text:p text:style-name="P37">73</text:p>
          </table:table-cell>
          <table:table-cell table:style-name="Tabela1.A2" office:value-type="string">
            <text:p text:style-name="P37">3689</text:p>
          </table:table-cell>
          <table:table-cell table:style-name="Tabela1.A2" office:value-type="string">
            <text:p text:style-name="P37">2.22066</text:p>
          </table:table-cell>
          <table:table-cell table:style-name="Tabela1.G2" office:value-type="string">
            <text:p text:style-name="P37">1352</text:p>
          </table:table-cell>
        </table:table-row>
        <table:table-row table:style-name="TableLine94020392170656">
          <table:table-cell table:style-name="Tabela1.A2" office:value-type="string">
            <text:p text:style-name="P31">16384</text:p>
          </table:table-cell>
          <table:table-cell table:style-name="Tabela1.B9" office:value-type="string">
            <text:p text:style-name="P37">9093</text:p>
          </table:table-cell>
          <table:table-cell table:style-name="Tabela1.C9" office:value-type="string">
            <text:p text:style-name="P37">1.80183</text:p>
          </table:table-cell>
          <table:table-cell table:style-name="Tabela1.D9" office:value-type="string">
            <text:p text:style-name="P37">89</text:p>
          </table:table-cell>
          <table:table-cell table:style-name="Tabela1.B9" office:value-type="string">
            <text:p text:style-name="P37">7455</text:p>
          </table:table-cell>
          <table:table-cell table:style-name="Tabela1.C9" office:value-type="string">
            <text:p text:style-name="P37">2.19772</text:p>
          </table:table-cell>
          <table:table-cell table:style-name="Tabela1.G9" office:value-type="string">
            <text:p text:style-name="P37">2438</text:p>
          </table:table-cell>
        </table:table-row>
      </table:table>
      <text:p text:style-name="P20"/>
      <text:h text:style-name="P57" text:outline-level="3"><text:soft-page-break/>Análise</text:h>
      <text:p text:style-name="P21">De fato, os testes <text:span text:style-name="T34">evidenciam que, </text:span><text:span text:style-name="T42">para um </text:span><text:span text:style-name="T7">e </text:span><text:span text:style-name="T17">pequeno,</text:span></text:p>
      <text:p text:style-name="P22"><text:span text:style-name="T16">Se </text:span><text:span text:style-name="T6">p = (1-e)/V</text:span><text:span text:style-name="T16">, o grafo tenderá a ter</text:span><text:span text:style-name="T6">:</text:span></text:p>
      <text:list xml:id="list4106458321" text:style-name="L7">
        <text:list-item>
          <text:p text:style-name="P76"><text:span text:style-name="T35">alto</text:span> número de componentes</text:p>
        </text:list-item>
        <text:list-item>
          <text:p text:style-name="P77"><text:span text:style-name="T38">muitas</text:span> componentes de tamanho pequeno</text:p>
        </text:list-item>
        <text:list-item>
          <text:p text:style-name="P76"><text:span text:style-name="T36">tamanho</text:span> <text:span text:style-name="T40">da</text:span> maior componente pequeno</text:p>
        </text:list-item>
      </text:list>
      <text:p text:style-name="P15">Se <text:span text:style-name="T1">p = (1+e)/V, </text:span>o grafo tenderá a ter:</text:p>
      <text:list xml:id="list3908951477" text:style-name="L8">
        <text:list-item>
          <text:p text:style-name="P78"><text:span text:style-name="T35">menor</text:span> número de componentes</text:p>
        </text:list-item>
        <text:list-item>
          <text:p text:style-name="P78"><text:span text:style-name="T38">menos</text:span> componentes de tamanho pequeno</text:p>
        </text:list-item>
        <text:list-item>
          <text:p text:style-name="P78"><text:span text:style-name="T36">uma</text:span> <text:span text:style-name="T40">componente</text:span> gigante</text:p>
        </text:list-item>
      </text:list>
      <text:p text:style-name="P15">Confirmando a propriedade de <text:span text:style-name="T42">componentes gigantes de grafos aleatórios de Erdos-Reniy.</text:span></text:p>
      <text:h text:style-name="P49" text:outline-level="2">Seis graus de separação</text:h>
      <text:p text:style-name="P96">É o conceito em que todas as pessoas estão a seis ou menos conexões sociais de qualquer outra.</text:p>
      <text:p text:style-name="P96">Propriedade a ser verificada:</text:p>
      <text:list xml:id="list1992031557" text:style-name="L13">
        <text:list-item>
          <text:p text:style-name="P97">distância média de vértices numa mesma componente &lt;= 6</text:p>
        </text:list-item>
        <text:list-item>
          <text:p text:style-name="P97">maior distância de vértice a outro numa mesma componente &lt;= 6</text:p>
        </text:list-item>
      </text:list>
      <text:h text:style-name="P63" text:outline-level="3">Programas</text:h>
      <text:p text:style-name="P98"><draw:frame text:anchor-type="paragraph" draw:z-index="16" draw:name="Forma1_8" draw:style-name="gr3" draw:text-style-name="P113" svg:width="3.615in" svg:height="0.5142in" svg:x="1.5283in" svg:y="0.1283in"><draw:text-box><text:p><text:span text:style-name="T52">1</text:span><text:span text:style-name="T53"> <text:s/>testa6Graus.cpp</text:span></text:p><text:p><text:span text:style-name="T52">2</text:span><text:span text:style-name="T53"> <text:s/>tester.sh</text:span></text:p></draw:text-box></draw:frame></text:p>
      <text:p text:style-name="P98"/>
      <text:p text:style-name="P98"/>
      <text:list xml:id="list3587744333" text:style-name="L14">
        <text:list-item>
          <text:p text:style-name="P99">Lê grafo da entrada padrão e imprime na saída padrão: <text:span text:style-name="T1">V, E, ncomp, tamComp[imax], imax = </text:span><text:span text:style-name="T12">índice da maior componente, E(</text:span><text:span text:style-name="T10">u.</text:span><text:span text:style-name="T1">dist[i</text:span><text:span text:style-name="T10">v</text:span><text:span text:style-name="T1">]), </text:span><text:span text:style-name="T10">u = </text:span><text:span text:style-name="T21">vértice com índice </text:span><text:span text:style-name="T10">iu, iu = 0...tamComp[imax]-1, iv = uv+1...tamComp[imax]</text:span><text:span text:style-name="T21">, </text:span><text:span text:style-name="T10">udistante.dist[ivdistante], udistante-...-nomes[ivdistante] </text:span><text:span text:style-name="T21">é o maior caminho, </text:span><text:span text:style-name="T22">e porcentagem de conexões a 6 graus.</text:span></text:p>
        </text:list-item>
        <text:list-item>
          <text:p text:style-name="P100"><text:span text:style-name="T12">Executa </text:span><text:span text:style-name="T1">./testa6Graus.cpp &lt; ./grafos6graus/”*”</text:span><text:span text:style-name="T12"> </text:span></text:p>
        </text:list-item>
      </text:list>
      <text:h text:style-name="P64" text:outline-level="3">Implementação</text:h>
      <text:p text:style-name="P101">Em pseudocódigo:</text:p>
      <text:p text:style-name="P101"><draw:frame text:anchor-type="paragraph" draw:z-index="17" draw:name="Forma3_5" draw:style-name="gr2" draw:text-style-name="P112" svg:width="4.8858in" svg:height="1.9177in" svg:x="0.9839in" svg:y="0.0783in"><draw:text-box><text:p><text:span text:style-name="T51">Grafo </text:span><text:span text:style-name="T49">g</text:span></text:p><text:p><text:span text:style-name="T50">Lê </text:span><text:span text:style-name="T49">g</text:span></text:p><text:p><text:span text:style-name="T49">g.componentes(&amp;ncomp,&amp;tamComp);</text:span></text:p><text:p><text:span text:style-name="T49">g.quemComp(&amp;elemComp);</text:span></text:p><text:p><text:span text:style-name="T50">(Descobrir maior componente:)</text:span></text:p><text:p><text:span text:style-name="T49">Imax ← 0, max = 0;</text:span></text:p><text:p><text:span text:style-name="T49"/></text:p></draw:text-box></draw:frame></text:p>
      <text:p text:style-name="P101"/>
      <text:p text:style-name="P101"/>
      <text:p text:style-name="P101"/>
      <text:p text:style-name="P101"/>
      <text:p text:style-name="P101"><draw:frame text:anchor-type="paragraph" draw:z-index="18" draw:name="Forma4" draw:style-name="gr1" draw:text-style-name="P111" svg:width="4.1441in" svg:height="3.6425in" svg:x="1.0055in" svg:y="-0.3102in"><draw:text-box><text:p><text:span text:style-name="T49"/></text:p><text:p><text:span text:style-name="T50">Para toda componente </text:span><text:span text:style-name="T49">i:</text:span></text:p><text:p><text:span text:style-name="T50"><text:tab/></text:span><text:span text:style-name="T50">se </text:span><text:span text:style-name="T49">max &lt; tamComp[i]:</text:span></text:p><text:p><text:span text:style-name="T49"><text:tab/></text:span><text:span text:style-name="T49"><text:tab/></text:span><text:span text:style-name="T49"><text:tab/></text:span><text:span text:style-name="T49">max ← tamComp[i]</text:span></text:p><text:p><text:span text:style-name="T49"><text:tab/></text:span><text:span text:style-name="T49"><text:tab/></text:span><text:span text:style-name="T49"><text:tab/></text:span><text:span text:style-name="T49">imax ← i;</text:span></text:p><text:p><text:span text:style-name="T49">Maxdist ← 0, contadist6 ← 0, media ← 0, n ← 0;</text:span></text:p><text:p><text:span text:style-name="T50">Para cada </text:span><text:span text:style-name="T49">iu </text:span><text:span text:style-name="T50">em </text:span><text:span text:style-name="T49">elemComp[imax]:</text:span></text:p><text:p><text:span text:style-name="T49"><text:tab/></text:span><text:span text:style-name="T49">g.distancias(u,&amp;dist)</text:span></text:p><text:p><text:span text:style-name="T49"><text:tab/></text:span><text:span text:style-name="T50">para cada </text:span><text:span text:style-name="T49">iv</text:span><text:span text:style-name="T50"> em </text:span><text:span text:style-name="T49">elemComp</text:span><text:span text:style-name="T50">[</text:span><text:span text:style-name="T49">imax</text:span><text:span text:style-name="T50">] != </text:span><text:span text:style-name="T49">iu:</text:span></text:p><text:p><text:span text:style-name="T49"><text:tab/></text:span><text:span text:style-name="T49"><text:tab/></text:span><text:span text:style-name="T49"><text:tab/></text:span><text:span text:style-name="T50">se </text:span><text:span text:style-name="T49">maxdist &lt; dist[iv]:</text:span></text:p><text:p><text:span text:style-name="T49"><text:tab/></text:span><text:span text:style-name="T49"><text:tab/></text:span><text:span text:style-name="T49"><text:tab/></text:span><text:span text:style-name="T49"><text:tab/></text:span><text:span text:style-name="T49">maxdist ← dist[iv]</text:span></text:p><text:p><text:span text:style-name="T49"><text:tab/></text:span><text:span text:style-name="T49"><text:tab/></text:span><text:span text:style-name="T49"><text:tab/></text:span><text:span text:style-name="T49"><text:tab/></text:span><text:span text:style-name="T50">guarda </text:span><text:span text:style-name="T49">udistante </text:span><text:span text:style-name="T50">e</text:span><text:span text:style-name="T49"> vdistante</text:span></text:p><text:p><text:span text:style-name="T49"><text:tab/></text:span><text:span text:style-name="T49"><text:tab/></text:span><text:span text:style-name="T49"><text:tab/></text:span><text:span text:style-name="T49">media ← media</text:span><text:span text:style-name="T50"> + </text:span><text:span text:style-name="T49">dist[iv]</text:span></text:p><text:p><text:span text:style-name="T49"><text:tab/></text:span><text:span text:style-name="T49"><text:tab/></text:span><text:span text:style-name="T49"><text:tab/></text:span><text:span text:style-name="T49">n </text:span><text:span text:style-name="T50">incrementa</text:span></text:p><text:p><text:span text:style-name="T50"><text:tab/></text:span><text:span text:style-name="T50"><text:tab/></text:span><text:span text:style-name="T50"><text:tab/></text:span><text:span text:style-name="T50">se </text:span><text:span text:style-name="T49">dist[iv]</text:span><text:span text:style-name="T50"> &lt;= 6:</text:span></text:p><text:p><text:span text:style-name="T50"><text:tab/></text:span><text:span text:style-name="T50"><text:tab/></text:span><text:span text:style-name="T50"><text:tab/></text:span><text:span text:style-name="T50"><text:tab/></text:span><text:span text:style-name="T49">contadist6 </text:span><text:span text:style-name="T50">incrementa</text:span></text:p><text:p><text:span text:style-name="T49">Media ← media/n</text:span></text:p><text:p><text:span text:style-name="T49">Porcentagem ← contadist6/n</text:span></text:p><text:p><text:span text:style-name="T50">Realiza impressões</text:span></text:p></draw:text-box></draw:frame><text:soft-page-break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65" text:outline-level="3">Casos testes</text:h>
      <text:p text:style-name="P102">Foram testados 4 <text:span text:style-name="T39">grafos</text:span> dos testes anteriores:</text:p>
      <text:list xml:id="list947461380" text:style-name="L15">
        <text:list-item>
          <text:p text:style-name="P103">16384minusE.txt e 16384plusE.txt</text:p>
        </text:list-item>
        <text:list-item>
          <text:p text:style-name="P103">4096minusE.txt e 4096plusE.txt</text:p>
        </text:list-item>
      </text:list>
      <text:p text:style-name="P102">3 <text:span text:style-name="T37">grafos</text:span> também gerados aleatoriamente:</text:p>
      <text:list xml:id="list2393586950" text:style-name="L16">
        <text:list-item>
          <text:p text:style-name="P104">salaDeAula.in (./arestasAleatorias.out 60 $(bc -l &lt;&lt;&lt; 5/60))</text:p>
        </text:list-item>
        <text:list-item>
          <text:p text:style-name="P106"><text:span text:style-name="T47">ime.in (./arestasAleatorias.out 3000 $(bc -l &lt;&lt;&lt; 50/3000))</text:span></text:p>
        </text:list-item>
        <text:list-item>
          <text:p text:style-name="P106"><text:span text:style-name="T47">redeSocial.in (./arestasAleatorias.out 10000 $(bc -l &lt;&lt;&lt; 100/10000))</text:span></text:p>
        </text:list-item>
      </text:list>
      <text:p text:style-name="P102">1 <text:span text:style-name="T41">grafo</text:span> word ladder:</text:p>
      <text:list xml:id="list853610191" text:style-name="L17">
        <text:list-item>
          <text:p text:style-name="P105">words5EN.txt (./palavrasEncostadas &lt; ./listaDePalavras/words5EN.txt)</text:p>
        </text:list-item>
      </text:list>
      <text:h text:style-name="P66" text:outline-level="3">Resultados dos testes</text:h>
      <table:table table:name="Tabela2" table:style-name="Tabela2">
        <table:table-column table:style-name="Tabela2.A" table:number-columns-repeated="9"/>
        <table:table-row table:style-name="TableLine94020457642656">
          <table:table-cell table:style-name="Tabela2.A1" office:value-type="string">
            <text:p text:style-name="Table_20_Contents"/>
          </table:table-cell>
          <table:table-cell table:style-name="Tabela2.B1" office:value-type="string">
            <text:p text:style-name="P68">4096-</text:p>
          </table:table-cell>
          <table:table-cell table:style-name="Tabela2.B1" office:value-type="string">
            <text:p text:style-name="P68">4096+</text:p>
          </table:table-cell>
          <table:table-cell table:style-name="Tabela2.B1" office:value-type="string">
            <text:p text:style-name="P68">16384-</text:p>
          </table:table-cell>
          <table:table-cell table:style-name="Tabela2.B1" office:value-type="string">
            <text:p text:style-name="P68">16384+</text:p>
          </table:table-cell>
          <table:table-cell table:style-name="Tabela2.F1" office:value-type="string">
            <text:p text:style-name="P68">Sala</text:p>
          </table:table-cell>
          <table:table-cell table:style-name="Tabela2.F1" office:value-type="string">
            <text:p text:style-name="P68">Ime</text:p>
          </table:table-cell>
          <table:table-cell table:style-name="Tabela2.F1" office:value-type="string">
            <text:p text:style-name="P68">Rede</text:p>
          </table:table-cell>
          <table:table-cell table:style-name="Tabela2.I1" office:value-type="string">
            <text:p text:style-name="P68">word</text:p>
          </table:table-cell>
        </table:table-row>
        <table:table-row table:style-name="TableLine94020457642656">
          <table:table-cell table:style-name="Tabela2.E4" office:value-type="string">
            <text:p text:style-name="P68">tamComp</text:p>
          </table:table-cell>
          <table:table-cell table:style-name="Tabela2.E4" office:value-type="string">
            <text:p text:style-name="P68">79</text:p>
          </table:table-cell>
          <table:table-cell table:style-name="Tabela2.E4" office:value-type="string">
            <text:p text:style-name="P68">877</text:p>
          </table:table-cell>
          <table:table-cell table:style-name="Tabela2.E4" office:value-type="string">
            <text:p text:style-name="P68">111</text:p>
          </table:table-cell>
          <table:table-cell table:style-name="Tabela2.E4" office:value-type="string">
            <text:p text:style-name="P68">684</text:p>
          </table:table-cell>
          <table:table-cell table:style-name="Tabela2.E4" office:value-type="string">
            <text:p text:style-name="P68">60</text:p>
          </table:table-cell>
          <table:table-cell table:style-name="Tabela2.E4" office:value-type="string">
            <text:p text:style-name="P68">3000</text:p>
          </table:table-cell>
          <table:table-cell table:style-name="Tabela2.E4" office:value-type="string">
            <text:p text:style-name="P68">10000</text:p>
          </table:table-cell>
          <table:table-cell table:style-name="Tabela2.I4" office:value-type="string">
            <text:p text:style-name="P68">4493</text:p>
          </table:table-cell>
        </table:table-row>
        <table:table-row table:style-name="TableLine94020457642656">
          <table:table-cell table:style-name="Tabela2.E4" office:value-type="string">
            <text:p text:style-name="P68">E(dist)</text:p>
          </table:table-cell>
          <table:table-cell table:style-name="Tabela2.E4" office:value-type="string">
            <text:p text:style-name="P68">8</text:p>
          </table:table-cell>
          <table:table-cell table:style-name="Tabela2.E4" office:value-type="string">
            <text:p text:style-name="P68">23</text:p>
          </table:table-cell>
          <table:table-cell table:style-name="Tabela2.E4" office:value-type="string">
            <text:p text:style-name="P68">11</text:p>
          </table:table-cell>
          <table:table-cell table:style-name="Tabela2.E4" office:value-type="string">
            <text:p text:style-name="P68">28</text:p>
          </table:table-cell>
          <table:table-cell table:style-name="Tabela2.E4" office:value-type="string">
            <text:p text:style-name="P68">3</text:p>
          </table:table-cell>
          <table:table-cell table:style-name="Tabela2.E4" office:value-type="string">
            <text:p text:style-name="P68">2</text:p>
          </table:table-cell>
          <table:table-cell table:style-name="Tabela2.E4" office:value-type="string">
            <text:p text:style-name="P68">4</text:p>
          </table:table-cell>
          <table:table-cell table:style-name="Tabela2.I4" office:value-type="string">
            <text:p text:style-name="P68">8</text:p>
          </table:table-cell>
        </table:table-row>
        <table:table-row table:style-name="TableLine94020457642656">
          <table:table-cell table:style-name="Tabela2.E4" office:value-type="string">
            <text:p text:style-name="P68">%</text:p>
          </table:table-cell>
          <table:table-cell table:style-name="Tabela2.E4" office:value-type="string">
            <text:p text:style-name="P68">34.14</text:p>
          </table:table-cell>
          <table:table-cell table:style-name="Tabela2.E4" office:value-type="string">
            <text:p text:style-name="P68">3.29</text:p>
          </table:table-cell>
          <table:table-cell table:style-name="Tabela2.E4" office:value-type="string">
            <text:p text:style-name="P68">22.83</text:p>
          </table:table-cell>
          <table:table-cell table:style-name="Tabela2.E4" office:value-type="string">
            <text:p text:style-name="P68">3.80</text:p>
          </table:table-cell>
          <table:table-cell table:style-name="Tabela2.F4" office:value-type="string">
            <text:p text:style-name="P68">95.93</text:p>
          </table:table-cell>
          <table:table-cell table:style-name="Tabela2.F4" office:value-type="string">
            <text:p text:style-name="P68">100</text:p>
          </table:table-cell>
          <table:table-cell table:style-name="Tabela2.F4" office:value-type="string">
            <text:p text:style-name="P68">99.99</text:p>
          </table:table-cell>
          <table:table-cell table:style-name="Tabela2.I4" office:value-type="string">
            <text:p text:style-name="P68">27.92</text:p>
          </table:table-cell>
        </table:table-row>
        <table:table-row table:style-name="TableLine94020457642656">
          <table:table-cell table:style-name="Tabela2.E5" office:value-type="string">
            <text:p text:style-name="P68">max(dist)</text:p>
          </table:table-cell>
          <table:table-cell table:style-name="Tabela2.E5" office:value-type="string">
            <text:p text:style-name="P68">22</text:p>
          </table:table-cell>
          <table:table-cell table:style-name="Tabela2.E5" office:value-type="string">
            <text:p text:style-name="P68">56</text:p>
          </table:table-cell>
          <table:table-cell table:style-name="Tabela2.E5" office:value-type="string">
            <text:p text:style-name="P68">31</text:p>
          </table:table-cell>
          <table:table-cell table:style-name="Tabela2.E5" office:value-type="string">
            <text:p text:style-name="P68">67</text:p>
          </table:table-cell>
          <table:table-cell table:style-name="Tabela2.F4" office:value-type="string">
            <text:p text:style-name="P68">9</text:p>
          </table:table-cell>
          <table:table-cell table:style-name="Tabela2.F4" office:value-type="string">
            <text:p text:style-name="P68">3</text:p>
          </table:table-cell>
          <table:table-cell table:style-name="Tabela2.F4" office:value-type="string">
            <text:p text:style-name="P68">7</text:p>
          </table:table-cell>
          <table:table-cell table:style-name="Tabela2.I5" office:value-type="string">
            <text:p text:style-name="P68">29</text:p>
          </table:table-cell>
        </table:table-row>
      </table:table>
      <text:p text:style-name="P107"/>
      <text:h text:style-name="P66" text:outline-level="3">Análise</text:h>
      <text:p text:style-name="P108">Nenhum dos <text:span text:style-name="T39">grafos anteriores</text:span> e o grafo de <text:span text:style-name="T41">word ladder</text:span><text:span text:style-name="T48"> apresentaram a propriedade. No entanto, os </text:span><text:span text:style-name="T37">grafos criados aleatoriamente</text:span><text:span text:style-name="T48"> com uma probabilidade </text:span><text:span text:style-name="T11">p = E(#arestas de um vértice)/V, </text:span><text:span text:style-name="T24">onde o </text:span><text:span text:style-name="T11">E(#arestas de um vértice)</text:span><text:span text:style-name="T24"> foi escolhido arbitrariamente (numa sala, uma aluno qualquer tem 3 </text:span><text:soft-page-break/><text:span text:style-name="T24">amigos, no IME, 100 colegas, e na rede social, 100 seguidores) de acordo com o </text:span><text:span text:style-name="T11">V</text:span><text:span text:style-name="T24"> e o pretexto do nome do arquivo, obtiveram algo bem próximo dessa propriedade:</text:span></text:p>
      <text:list xml:id="list1855850549" text:style-name="L18">
        <text:list-item>
          <text:p text:style-name="P109"><text:span text:style-name="T24">distância média &lt;= 6 na mesma componente</text:span></text:p>
        </text:list-item>
        <text:list-item>
          <text:p text:style-name="P110"><text:span text:style-name="T24">mais de 95% cumprem: maior distância &lt;= 6</text:span></text:p>
        </text:list-item>
      </text:list>
      <text:h text:style-name="P42" text:outline-level="1">Grafos gerados</text:h>
      <text:h text:style-name="P47" text:outline-level="2">Grafos aleatórios de Erdos-Reniy</text:h>
      <text:p text:style-name="P24"><text:span text:style-name="T43">Neste grafo com </text:span><text:span text:style-name="T8">V</text:span><text:span text:style-name="T43"> vértices, cada aresta </text:span><text:span text:style-name="T8">u-v</text:span><text:span text:style-name="T18"> (</text:span><text:span text:style-name="T8">u != v) </text:span><text:span text:style-name="T18">existe com probabilidade </text:span><text:span text:style-name="T8">p.</text:span></text:p>
      <text:h text:style-name="P58" text:outline-level="3">Programas</text:h>
      <text:p text:style-name="P24"><draw:frame text:anchor-type="paragraph" draw:z-index="12" draw:name="Forma1_6" draw:style-name="gr3" draw:text-style-name="P113" svg:width="3.615in" svg:height="0.5142in" svg:x="1.5283in" svg:y="0.1091in"><draw:text-box><text:p><text:span text:style-name="T52">1</text:span><text:span text:style-name="T53"> <text:s/>arestasAleatorias.cpp</text:span></text:p><text:p><text:span text:style-name="T52">2</text:span><text:span text:style-name="T53"> <text:s/>erdosReniy.sh</text:span></text:p></draw:text-box></draw:frame></text:p>
      <text:p text:style-name="P24"/>
      <text:p text:style-name="P24"/>
      <text:list xml:id="list489151283" text:style-name="L9">
        <text:list-item>
          <text:p text:style-name="P89">Lê dois argumentos (./arestasAleatorias.<text:span text:style-name="T44">out</text:span> <text:span text:style-name="T12">V p) e joga para saída padrão o grafo aleatório obtido com </text:span><text:span text:style-name="T1">V</text:span><text:span text:style-name="T12"> e </text:span><text:span text:style-name="T1">p</text:span></text:p>
        </text:list-item>
        <text:list-item>
          <text:p text:style-name="P80">Roda arestasAleatorias para alguns valores de V e p e guarda em arquivos no diretório ./grafos</text:p>
        </text:list-item>
      </text:list>
      <text:h text:style-name="P58" text:outline-level="3">Implementação</text:h>
      <text:p text:style-name="P25">Em pseudocódigo:</text:p>
      <text:p text:style-name="P25"><draw:frame text:anchor-type="paragraph" draw:z-index="13" draw:name="Forma3_3" draw:style-name="gr2" draw:text-style-name="P112" svg:width="4.8858in" svg:height="1.9177in" svg:x="0.9839in" svg:y="0.0783in"><draw:text-box><text:p><text:span text:style-name="T49">E ← </text:span><text:span text:style-name="T50">0</text:span></text:p><text:p><text:span text:style-name="T50">Para </text:span><text:span text:style-name="T49">u </text:span><text:span text:style-name="T50">em [0..</text:span><text:span text:style-name="T49">V</text:span><text:span text:style-name="T50">-1]</text:span><text:span text:style-name="T49">:</text:span></text:p><text:p><text:span text:style-name="T49"><text:tab/></text:span><text:span text:style-name="T50">Para </text:span><text:span text:style-name="T49">v </text:span><text:span text:style-name="T50">em [</text:span><text:span text:style-name="T49">u..V</text:span><text:span text:style-name="T50">-1]:</text:span></text:p><text:p><text:span text:style-name="T50"><text:tab/></text:span><text:span text:style-name="T50"><text:tab/></text:span><text:span text:style-name="T50"><text:tab/></text:span><text:span text:style-name="T49">x </text:span><text:span text:style-name="T50">= sorteia double entre [0..1]</text:span></text:p><text:p><text:span text:style-name="T50"><text:tab/></text:span><text:span text:style-name="T50"><text:tab/></text:span><text:span text:style-name="T50"><text:tab/></text:span><text:span text:style-name="T50">se </text:span><text:span text:style-name="T49">x</text:span><text:span text:style-name="T50"> &gt; </text:span><text:span text:style-name="T49">p:</text:span></text:p><text:p><text:span text:style-name="T49"><text:tab/></text:span><text:span text:style-name="T49"><text:tab/></text:span><text:span text:style-name="T49"><text:tab/></text:span><text:span text:style-name="T49"><text:tab/></text:span><text:span text:style-name="T50">guarda </text:span><text:span text:style-name="T49">u-v</text:span><text:span text:style-name="T50"> em fila</text:span></text:p><text:p><text:span text:style-name="T50"><text:tab/></text:span><text:span text:style-name="T50"><text:tab/></text:span><text:span text:style-name="T50"><text:tab/></text:span><text:span text:style-name="T50"><text:tab/></text:span><text:span text:style-name="T49">E </text:span><text:span text:style-name="T50">incrementa</text:span></text:p><text:p><text:span text:style-name="T50">Imprime V, Imprime E</text:span></text:p><text:p><text:span text:style-name="T50">Imprime cada aresta da fila</text:span></text:p><text:p><text:span text:style-name="T50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59" text:outline-level="3">Grafos utilizados</text:h>
      <text:p text:style-name="P26">O programa <text:span text:style-name="T1">erdosReniy.sh </text:span><text:span text:style-name="T12">roda os grafos aleatórios testados, que são</text:span></text:p>
      <text:list xml:id="list4180926296" text:style-name="L10">
        <text:list-item>
          <text:p text:style-name="P81">14 grafos para testes de componente gigante, da forma “V{minus,plus}.in”</text:p>
        </text:list-item>
        <text:list-item>
          <text:p text:style-name="P90"><text:span text:style-name="T23">3</text:span><text:span text:style-name="T12"> grafos para testes de 6 graus de separação, </text:span><text:span text:style-name="T19">que são “redeSocial.in”, “</text:span><text:span text:style-name="T23">ime.in” e</text:span><text:span text:style-name="T19"> “salaDeAula.in”</text:span></text:p>
        </text:list-item>
      </text:list>
      <text:h text:style-name="P48" text:outline-level="2"><text:soft-page-break/>Word ladder</text:h>
      <text:p text:style-name="P27">Neste grafo de palavras, cada palavra está conectada se difere apenas de uma letra.</text:p>
      <text:h text:style-name="P60" text:outline-level="3">Programas</text:h>
      <text:p text:style-name="P28"><draw:frame text:anchor-type="paragraph" draw:z-index="14" draw:name="Forma1_7" draw:style-name="gr3" draw:text-style-name="P113" svg:width="3.615in" svg:height="0.5142in" svg:x="1.5283in" svg:y="0.2118in"><draw:text-box><text:p><text:span text:style-name="T52">1</text:span><text:span text:style-name="T53"> <text:s/>palavrasEncostadas.cpp</text:span></text:p><text:p><text:span text:style-name="T52">2</text:span><text:span text:style-name="T53"> <text:s/>wordLadders.sh</text:span></text:p></draw:text-box></draw:frame></text:p>
      <text:p text:style-name="P28"/>
      <text:p text:style-name="P28"/>
      <text:list xml:id="list1014639309" text:style-name="L11">
        <text:list-item>
          <text:p text:style-name="P92">Lê da entrada padrão um arquivo contendo a quantidade de palavras e palavras, e imprime na saída padrão o grafo representando aquele grafo segundo o modelo</text:p>
        </text:list-item>
        <text:list-item>
          <text:p text:style-name="P91"><text:span text:style-name="T44">Executa ./palavrasEncostadas.out &lt; </text:span><text:span text:style-name="T9">listaDePalavras</text:span><text:span text:style-name="T20">/”*” (cria o grafo word ladder de todos os arquivos guardados em </text:span><text:span text:style-name="T9">listaDePalavras</text:span></text:p>
        </text:list-item>
      </text:list>
      <text:h text:style-name="P61" text:outline-level="3">Implementação</text:h>
      <text:p text:style-name="P94"><text:span text:style-name="T45">Foi utilizado como referência a página </text:span><text:a xlink:type="simple" xlink:href="https://panda.ime.usp.br/panda/static/pythonds_pt/07-Grafos/BuildingtheWordLadderGraph.html" text:style-name="Internet_20_link" text:visited-style-name="Visited_20_Internet_20_Link"><text:span text:style-name="T45">https://panda.ime.usp.br/panda/static/pythonds_pt/07-Grafos/BuildingtheWordLadderGraph.html</text:span></text:a>.</text:p>
      <text:p text:style-name="P93">Em pseudocódigo:</text:p>
      <text:p text:style-name="P93"><draw:frame text:anchor-type="paragraph" draw:z-index="15" draw:name="Forma3_4" draw:style-name="gr2" draw:text-style-name="P112" svg:width="4.8858in" svg:height="3.8343in" svg:x="0.9839in" svg:y="0.0783in"><draw:text-box><text:p><text:span text:style-name="T50">Cria TS&lt;string,Bag&lt;string&gt;&gt; </text:span><text:span text:style-name="T49">baldes</text:span></text:p><text:p><text:span text:style-name="T50">Le </text:span><text:span text:style-name="T49">V</text:span><text:span text:style-name="T50"> e </text:span><text:span text:style-name="T49">palavras</text:span></text:p><text:p><text:span text:style-name="T50">Para cada </text:span><text:span text:style-name="T49">palavra</text:span><text:span text:style-name="T50"> da entrada:</text:span></text:p><text:p><text:span text:style-name="T50"><text:tab/></text:span><text:span text:style-name="T50"><text:tab/></text:span><text:span text:style-name="T50">para cada </text:span><text:span text:style-name="T49">balde</text:span><text:span text:style-name="T50"> da </text:span><text:span text:style-name="T49">palavra</text:span><text:span text:style-name="T50">:</text:span></text:p><text:p><text:span text:style-name="T50"><text:tab/></text:span><text:span text:style-name="T50"><text:tab/></text:span><text:span text:style-name="T50"><text:tab/></text:span><text:span text:style-name="T50">se o </text:span><text:span text:style-name="T49">balde</text:span><text:span text:style-name="T50"> já está em </text:span><text:span text:style-name="T49">baldes</text:span><text:span text:style-name="T50">:</text:span></text:p><text:p><text:span text:style-name="T50"><text:tab/></text:span><text:span text:style-name="T50"><text:tab/></text:span><text:span text:style-name="T50"><text:tab/></text:span><text:span text:style-name="T50"><text:tab/></text:span><text:span text:style-name="T50">adiciona </text:span><text:span text:style-name="T49">palavra</text:span><text:span text:style-name="T50"> na Bag do </text:span><text:span text:style-name="T49">balde</text:span></text:p><text:p><text:span text:style-name="T50"><text:tab/></text:span><text:span text:style-name="T50"><text:tab/></text:span><text:span text:style-name="T50"><text:tab/></text:span><text:span text:style-name="T50">c.c.:</text:span></text:p><text:p><text:span text:style-name="T50"><text:tab/></text:span><text:span text:style-name="T50"><text:tab/></text:span><text:span text:style-name="T50"><text:tab/></text:span><text:span text:style-name="T50"><text:tab/></text:span><text:span text:style-name="T50">adiciona </text:span><text:span text:style-name="T49">balde</text:span><text:span text:style-name="T50"> em TS</text:span></text:p><text:p><text:span text:style-name="T50"><text:tab/></text:span><text:span text:style-name="T50"><text:tab/></text:span><text:span text:style-name="T50"><text:tab/></text:span><text:span text:style-name="T50"><text:tab/></text:span><text:span text:style-name="T50">adiciona </text:span><text:span text:style-name="T49">palavra</text:span><text:span text:style-name="T50"> na Bag do </text:span><text:span text:style-name="T49">balde</text:span></text:p><text:p><text:span text:style-name="T50"/></text:p><text:p><text:span text:style-name="T50">Cria Fila </text:span><text:span text:style-name="T49">fila</text:span></text:p><text:p><text:span text:style-name="T49">E ← </text:span><text:span text:style-name="T50">0</text:span></text:p><text:p><text:span text:style-name="T50">Para cada </text:span><text:span text:style-name="T49">balde</text:span><text:span text:style-name="T50"> em TS:</text:span></text:p><text:p><text:span text:style-name="T50"><text:tab/></text:span><text:span text:style-name="T50">para cada </text:span><text:span text:style-name="T49">palavra1</text:span><text:span text:style-name="T50"> em </text:span><text:span text:style-name="T49">balde:</text:span></text:p><text:p><text:span text:style-name="T49"><text:tab/></text:span><text:span text:style-name="T49"><text:tab/></text:span><text:span text:style-name="T49"><text:tab/></text:span><text:span text:style-name="T50">para cada </text:span><text:span text:style-name="T49">palavra2 != palavra1 </text:span><text:span text:style-name="T50">em </text:span><text:span text:style-name="T49">balde: </text:span></text:p><text:p><text:span text:style-name="T49"><text:tab/></text:span><text:span text:style-name="T49"><text:tab/></text:span><text:span text:style-name="T49"><text:tab/></text:span><text:span text:style-name="T49"><text:tab/></text:span><text:span text:style-name="T50">guarda </text:span><text:span text:style-name="T49">palavra1-palavra2</text:span><text:span text:style-name="T50"> em </text:span><text:span text:style-name="T49">fila</text:span></text:p><text:p><text:span text:style-name="T50"><text:tab/></text:span><text:span text:style-name="T50"><text:tab/></text:span><text:span text:style-name="T50"><text:tab/></text:span><text:span text:style-name="T50"><text:tab/></text:span><text:span text:style-name="T49">E </text:span><text:span text:style-name="T50">incrementa</text:span></text:p><text:p><text:span text:style-name="T50"/></text:p><text:p><text:span text:style-name="T50">Imprime </text:span><text:span text:style-name="T49">V</text:span><text:span text:style-name="T50">, imprime </text:span><text:span text:style-name="T49">E</text:span></text:p><text:p><text:span text:style-name="T50">Imprime </text:span><text:span text:style-name="T49">aresta </text:span><text:span text:style-name="T50">da </text:span><text:span text:style-name="T49">fila</text:span></text:p></draw:text-box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P62" text:outline-level="3">Grafos utilizados</text:h>
      <text:list xml:id="list3449679884" text:style-name="L12">
        <text:list-item>
          <text:p text:style-name="P95"><text:span text:style-name="T46">words5EN.txt, arquivo gerado a partir da página </text:span><text:a xlink:type="simple" xlink:href="https://www-cs-faculty.stanford.edu/~knuth/sgb-words.txt" text:style-name="Internet_20_link" text:visited-style-name="Visited_20_Internet_20_Link"><text:span text:style-name="T46">https://www-cs-faculty.stanford.edu/~knuth/sgb-words.txt</text:span></text:a><text:span text:style-name="T46">, adicionando o total de palavras no arquiv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osevka" svg:font-family="Iosevk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4:32:09.214193098</meta:creation-date>
    <dc:date>2022-06-18T11:05:10.695720247</dc:date>
    <meta:editing-duration>PT3H53M29S</meta:editing-duration>
    <meta:editing-cycles>27</meta:editing-cycles>
    <meta:generator>LibreOffice/6.4.7.2$Linux_X86_64 LibreOffice_project/40$Build-2</meta:generator>
    <meta:document-statistic meta:table-count="2" meta:image-count="0" meta:object-count="0" meta:page-count="9" meta:paragraph-count="216" meta:word-count="1222" meta:character-count="7550" meta:non-whitespace-character-count="6573"/>
  </office:meta>
</office:document-meta>
</file>